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2409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2409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tyle="normal" officeooo:rsid="000bb268" officeooo:paragraph-rsid="000bb268" style:font-style-asian="normal" style:font-style-complex="normal"/>
    </style:style>
    <style:style style:name="P3" style:family="paragraph" style:parent-style-name="Standard">
      <style:text-properties style:font-name="Arial" fo:font-style="normal" officeooo:rsid="000c74ac" officeooo:paragraph-rsid="000c74ac" style:font-style-asian="normal" style:font-style-complex="normal"/>
    </style:style>
    <style:style style:name="P4" style:family="paragraph" style:parent-style-name="Standard">
      <style:text-properties style:font-name="Arial" fo:font-style="normal" officeooo:rsid="000d3338" officeooo:paragraph-rsid="000d3338" style:font-style-asian="normal" style:font-style-complex="normal"/>
    </style:style>
    <style:style style:name="P5" style:family="paragraph" style:parent-style-name="Standard">
      <style:paragraph-properties fo:break-before="page"/>
      <style:text-properties style:font-name="Arial" fo:font-style="normal" officeooo:rsid="000d907f" officeooo:paragraph-rsid="000d907f" style:font-style-asian="normal" style:font-style-complex="normal"/>
    </style:style>
    <style:style style:name="P6" style:family="paragraph" style:parent-style-name="Standard">
      <style:text-properties style:font-name="Arial" fo:font-style="normal" officeooo:rsid="000d907f" officeooo:paragraph-rsid="000d907f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0d3338" officeooo:paragraph-rsid="0010d2a2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d3338" officeooo:paragraph-rsid="001418a0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0d2a2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418a0"/>
    </style:style>
    <style:style style:name="P11" style:family="paragraph" style:parent-style-name="Standard">
      <style:text-properties style:font-name="Arial" officeooo:paragraph-rsid="000d907f"/>
    </style:style>
    <style:style style:name="P12" style:family="paragraph" style:parent-style-name="Standard">
      <style:text-properties style:font-name="Arial" officeooo:rsid="0010d2a2" officeooo:paragraph-rsid="0010d2a2"/>
    </style:style>
    <style:style style:name="P13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14" style:family="paragraph" style:parent-style-name="Standard" style:list-style-name="L1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15" style:family="paragraph" style:parent-style-name="Standard" style:list-style-name="L1">
      <style:text-properties style:font-name="Arial" officeooo:rsid="0010d2a2" officeooo:paragraph-rsid="0010d2a2"/>
    </style:style>
    <style:style style:name="P16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35190" officeooo:paragraph-rsid="00135190"/>
    </style:style>
    <style:style style:name="P17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418a0" officeooo:paragraph-rsid="001418a0"/>
    </style:style>
    <style:style style:name="P18" style:family="paragraph" style:parent-style-name="Standard">
      <style:text-properties style:font-name="Arial" officeooo:rsid="0015c5c9" officeooo:paragraph-rsid="0015c5c9"/>
    </style:style>
    <style:style style:name="P19" style:family="paragraph" style:parent-style-name="Standard">
      <style:paragraph-properties fo:break-before="page"/>
      <style:text-properties style:font-name="Arial" officeooo:rsid="0015c5c9" officeooo:paragraph-rsid="0015c5c9"/>
    </style:style>
    <style:style style:name="P20" style:family="paragraph" style:parent-style-name="Standard">
      <style:text-properties style:font-name="Arial" officeooo:paragraph-rsid="001418a0"/>
    </style:style>
    <style:style style:name="P21" style:family="paragraph" style:parent-style-name="Standard">
      <style:text-properties style:font-name="Arial" officeooo:paragraph-rsid="0015c5c9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Arial" fo:background-color="#272822"/>
    </style:style>
    <style:style style:name="P23" style:family="paragraph" style:parent-style-name="Standard">
      <style:text-properties style:font-name="Arial" officeooo:rsid="0015c5c9" officeooo:paragraph-rsid="0015c5c9" fo:background-color="#272822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bb268" officeooo:paragraph-rsid="000bb268"/>
    </style:style>
    <style:style style:name="P26" style:family="paragraph" style:parent-style-name="Standard">
      <style:text-properties fo:color="#c9211e" loext:opacity="100%" style:font-name="Arial" fo:font-style="normal" officeooo:rsid="000bb268" officeooo:paragraph-rsid="000bb268" style:font-style-asian="normal" style:font-style-complex="normal"/>
    </style:style>
    <style:style style:name="P27" style:family="paragraph" style:parent-style-name="Standard">
      <style:text-properties fo:color="#c9211e" loext:opacity="100%" style:font-name="Arial" fo:font-style="normal" officeooo:rsid="000c74ac" officeooo:paragraph-rsid="000c74ac" style:font-style-asian="normal" style:font-style-complex="normal"/>
    </style:style>
    <style:style style:name="P28" style:family="paragraph" style:parent-style-name="Standard">
      <style:text-properties fo:color="#00a933" loext:opacity="100%" style:font-name="Arial" fo:font-style="normal" officeooo:rsid="000bb268" officeooo:paragraph-rsid="000bb268" style:font-style-asian="normal" style:font-style-complex="normal"/>
    </style:style>
    <style:style style:name="P29" style:family="paragraph" style:parent-style-name="Standard">
      <style:text-properties fo:color="#ff0000" loext:opacity="100%" style:font-name="Arial" fo:font-style="normal" officeooo:rsid="000d3338" officeooo:paragraph-rsid="000d3338" style:font-style-asian="normal" style:font-style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0d3338" officeooo:paragraph-rsid="000d3338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0d3338" officeooo:paragraph-rsid="000d907f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0d3338" officeooo:paragraph-rsid="001418a0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10d2a2" officeooo:paragraph-rsid="0010d2a2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10d2a2" officeooo:paragraph-rsid="001418a0"/>
    </style:style>
    <style:style style:name="P36" style:family="paragraph" style:parent-style-name="Table_20_Contents">
      <style:paragraph-properties fo:text-align="center" style:justify-single-word="false"/>
      <style:text-properties style:font-name="Arial" officeooo:rsid="001418a0" officeooo:paragraph-rsid="001418a0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74ac"/>
    </style:style>
    <style:style style:name="T2" style:family="text">
      <style:text-properties style:font-name="Arial" officeooo:rsid="0015c5c9"/>
    </style:style>
    <style:style style:name="T3" style:family="text">
      <style:text-properties officeooo:rsid="000f8567"/>
    </style:style>
    <style:style style:name="T4" style:family="text">
      <style:text-properties officeooo:rsid="0010d2a2"/>
    </style:style>
    <style:style style:name="T5" style:family="text">
      <style:text-properties officeooo:rsid="0015c5c9"/>
    </style:style>
    <style:style style:name="T6" style:family="text">
      <style:text-properties fo:color="#f8f8f2" loext:opacity="100%"/>
    </style:style>
    <style:style style:name="T7" style:family="text">
      <style:text-properties fo:color="#f8f8f2" loext:opacity="100%" fo:background-color="#272822" loext:char-shading-value="0"/>
    </style:style>
    <style:style style:name="T8" style:family="text">
      <style:text-properties fo:color="#a6e22e" loext:opacity="100%"/>
    </style:style>
    <style:style style:name="T9" style:family="text">
      <style:text-properties fo:color="#a6e22e" loext:opacity="100%" fo:background-color="#272822" loext:char-shading-value="0"/>
    </style:style>
    <style:style style:name="T10" style:family="text">
      <style:text-properties fo:color="#f92672" loext:opacity="100%"/>
    </style:style>
    <style:style style:name="T11" style:family="text">
      <style:text-properties fo:color="#f92672" loext:opacity="100%" fo:background-color="#272822" loext:char-shading-value="0"/>
    </style:style>
    <style:style style:name="T12" style:family="text">
      <style:text-properties fo:color="#ae81ff" loext:opacity="100%"/>
    </style:style>
    <style:style style:name="T13" style:family="text">
      <style:text-properties fo:color="#ae81ff" loext:opacity="100%" fo:background-color="#272822" loext:char-shading-value="0"/>
    </style:style>
    <style:style style:name="T14" style:family="text">
      <style:text-properties fo:background-color="#272822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5">Chap 3</text:p>
      <text:p text:style-name="P25">Lois de probabilité discrètes</text:p>
      <text:p text:style-name="P1"/>
      <text:p text:style-name="P26">I) Notion de variable aléatoire</text:p>
      <text:p text:style-name="P2"/>
      <text:p text:style-name="P26">Définition Variable aléatoire</text:p>
      <text:p text:style-name="P2">Soir (Ω ;P) un espace probabilisé.</text:p>
      <text:p text:style-name="P2">Une variable aléatoire est une fonction X définie sur Ω, et <text:span text:style-name="T1">qui</text:span> à chaque issue associe un nombre réel : <draw:g text:anchor-type="as-char" svg:y="-0.314cm" draw:z-index="0" draw:style-name="gr1"><svg:title>TexMaths</svg:title><svg:desc>12§display§X : \omega \in\Omega \mapsto X(\omega) \in \mathbb{R}§svg§600§FALSE§</svg:desc><draw:path draw:style-name="gr261" draw:text-style-name="P37" svg:width="4.241cm" svg:height="0.376cm" svg:x="0.01cm" svg:y="0.023cm" svg:viewBox="0 0 4242 377" svg:d="M0 0c1414 0 2827 0 4242 0 0 126 0 251 0 377-1415 0-2828 0-4242 0 0-126 0-251 0-377z"><text:p/></draw:path><draw:path draw:style-name="gr262" draw:text-style-name="P38" svg:width="0.346cm" svg:height="0.285cm" svg:x="0.001cm" svg:y="0.03cm" svg:viewBox="0 0 347 286" svg:d="M193 114c-12-29-24-56-36-84-1-4-1-4-2-5 0-2 7-11 25-12 5-1 8-1 8-8 0-5-4-5-6-5-18 0-36 1-52 1-11 0-38-1-48-1-3 0-8 0-8 8 0 5 4 5 10 5 25 0 28 4 31 13 17 40 34 79 51 118-30 31-59 63-89 94-3 2-4 4-6 5-21 23-41 29-63 30-4 1-8 1-8 8 0 1 0 5 5 5 13 0 26-1 39-1 16 0 33 1 48 1 3 0 8 0 8-8 0-4-4-3-5-5-4 0-17-1-17-13 0-6 6-14 11-18 14-15 29-30 43-45 13-14 25-29 38-42 15 34 28 67 42 100 3 5 3 5 3 6 0 3-9 11-24 12-5 1-9 1-9 8 0 5 4 5 6 5 12 0 41-1 53-1 11 0 36 1 47 1 4 0 8 0 8-8 0-5-4-5-8-5-28 0-29-1-36-18-17-39-44-104-54-129 29-30 73-80 86-92 12-10 28-20 54-21 5-1 9-1 9-8 0-1 0-5-5-5-13 0-27 1-40 1-15 0-32-1-46-1-3 0-9 0-9 8 0 3 3 4 5 5 4 0 17 1 17 12 0 6-5 12-7 16-23 24-46 48-69 73z"><text:p/></draw:path><draw:path draw:style-name="gr263" draw:text-style-name="P38" svg:width="0.043cm" svg:height="0.181cm" svg:x="0.525cm" svg:y="0.135cm" svg:viewBox="0 0 44 182" svg:d="M44 23c0-13-10-23-22-23-14 0-22 10-22 23 0 12 8 21 22 21 12 0 22-9 22-21zM44 160c0-13-10-23-22-23-14 0-22 10-22 23 0 12 8 22 22 22 12 0 22-10 22-22z"><text:p/></draw:path><draw:path draw:style-name="gr264" draw:text-style-name="P38" svg:width="0.249cm" svg:height="0.19cm" svg:x="0.728cm" svg:y="0.131cm" svg:viewBox="0 0 250 191" svg:d="M250 30c0-19-8-30-17-30-11 0-22 11-22 20 0 4 1 9 6 12 7 6 15 18 15 37 0 16-8 40-21 60-13 18-29 32-48 32-24 0-37-16-41-38 4-11 14-38 14-50 0-4-2-9-8-9-3 0-8 1-10 7-5 8-10 36-10 52-14 19-31 38-58 38s-37-25-37-49c0-52 43-96 43-102 0-5-3-8-8-8s-8 5-11 9c-21 31-37 82-37 120 0 29 10 60 44 60 30 0 50-22 65-44 4 25 21 44 47 44 32 0 53-25 68-58 10-20 26-78 26-103z"><text:p/></draw:path><draw:path draw:style-name="gr265" draw:text-style-name="P38" svg:width="0.21cm" svg:height="0.242cm" svg:x="1.152cm" svg:y="0.09cm" svg:viewBox="0 0 211 243" svg:d="M196 131c7 0 15-1 15-10s-8-8-15-8c-60 0-119 0-179 0 5-55 54-96 113-96 21 0 44 0 66 0 7 0 15 0 15-9 0-8-8-8-15-8-22 0-45 0-66 0-72 0-130 53-130 121s58 122 130 122c21 0 44 0 66 0 7 0 15 0 15-9 0-7-8-7-15-7-22 0-45 0-66 0-59 0-108-41-113-96 60 0 119 0 179 0z"><text:p/></draw:path><draw:path draw:style-name="gr266" draw:text-style-name="P38" svg:width="0.265cm" svg:height="0.295cm" svg:x="1.534cm" svg:y="0.02cm" svg:viewBox="0 0 266 296" svg:d="M266 227c-3 0-6 0-9 0-3 11-5 22-9 31-1 8-2 10-27 10-11 0-23 0-34 0 6-23 18-42 37-70 21-30 38-59 38-92 0-59-57-106-129-106s-128 48-128 106c0 33 18 62 37 92 19 28 32 47 37 70-11 0-23 0-33 0-24 0-26-2-28-10-4-9-5-20-7-31-4 0-7 0-11 0 5 23 10 46 14 69 23 0 45 0 68 0 9 0 10 0 10-9 0-30-13-66-22-92-10-24-22-58-22-89 0-68 47-96 85-96 41 0 85 30 85 96 0 31-10 63-24 97-6 18-19 55-19 84 0 9 1 9 11 9 23 0 44 0 67 0 5-23 9-46 13-69z"><text:p/></draw:path><draw:path draw:style-name="gr267" draw:text-style-name="P38" svg:width="0.028cm" svg:height="0.156cm" svg:x="1.96cm" svg:y="0.133cm" svg:viewBox="0 0 29 157" svg:d="M17 88c2 0 12-1 12-10s-10-8-12-8c0-18 0-36 0-54 0-8 0-16-9-16-8 0-8 8-8 16 0 42 0 84 0 126 0 7 0 15 8 15 9 0 9-8 9-15 0-18 0-36 0-54z"><text:p/></draw:path><draw:path draw:style-name="gr268" draw:text-style-name="P38" svg:width="0.373cm" svg:height="0.219cm" svg:x="1.96cm" svg:y="0.102cm" svg:viewBox="0 0 374 220" svg:d="M329 119c-23 17-35 35-39 40-18 29-21 55-21 56 0 5 5 5 8 5 7 0 7-1 10-8 9-41 33-77 81-97 5-1 6-3 6-6s-2-3-3-3c-18-7-69-29-85-100-2-5-2-6-9-6-3 0-8 0-8 5 0 1 3 27 21 55 9 13 21 28 39 41-105 0-209 0-313 0-8 0-16-1-16 8s8 10 16 10c104 0 208 0 313 0z"><text:p/></draw:path><draw:path draw:style-name="gr269" draw:text-style-name="P38" svg:width="0.347cm" svg:height="0.285cm" svg:x="2.485cm" svg:y="0.03cm" svg:viewBox="0 0 348 286" svg:d="M193 114c-12-29-23-56-35-84-1-4-1-4-2-5 0-2 7-11 25-12 4-1 9-1 9-8 0-5-5-5-6-5-18 0-36 1-54 1-10 0-36-1-47-1-3 0-7 0-7 8 0 5 3 5 9 5 25 0 28 4 31 13 17 40 34 79 51 118-30 31-60 63-90 94-1 2-4 4-5 5-20 23-41 29-62 30-5 1-10 1-10 8 0 1 0 5 6 5 13 0 26-1 40-1 15 0 32 1 46 1 3 0 9 0 9-8 0-4-5-5-6-5-4 0-17-1-17-13 0-6 7-14 12-18 14-15 29-30 43-45 12-14 25-29 37-42 15 34 29 67 44 100 1 5 2 5 2 6 0 3-8 11-25 12-5 1-9 1-9 8 0 5 5 5 6 5 12 0 42-1 54-1 11 0 36 1 47 1 3 0 7 0 7-8 0-5-3-5-7-5-27 0-29-1-36-18-17-39-44-104-54-129 28-30 72-80 87-92 12-10 27-20 52-21 6-1 10-1 10-8 0-1 0-5-6-5-12 0-27 1-40 1-15 0-31-1-46-1-3 0-8 0-8 8 0 3 2 4 5 5 4 0 17 1 17 12 0 6-5 12-8 16-23 24-46 48-69 73z"><text:p/></draw:path><draw:path draw:style-name="gr270" draw:text-style-name="P38" svg:width="0.097cm" svg:height="0.42cm" svg:x="2.898cm" svg:y="0.001cm" svg:viewBox="0 0 98 421" svg:d="M98 416c0-1 0-1-7-9-53-54-66-133-66-197 0-73 16-146 67-198 6-6 6-6 6-7 0-4-1-5-4-5-4 0-42 29-66 83-22 46-28 92-28 127 0 33 5 83 29 131 25 52 61 80 65 80 3 0 4-1 4-5z"><text:p/></draw:path><draw:path draw:style-name="gr271" draw:text-style-name="P38" svg:width="0.249cm" svg:height="0.19cm" svg:x="3.026cm" svg:y="0.131cm" svg:viewBox="0 0 250 191" svg:d="M250 30c0-19-8-30-17-30-11 0-23 11-23 20 0 4 2 9 6 12 7 6 16 18 16 37 0 16-9 40-22 60-12 18-28 32-48 32-24 0-37-16-41-38 5-11 15-38 15-50 0-4-3-9-8-9-3 0-8 1-12 7-4 8-9 36-9 52-13 19-31 38-58 38s-36-25-36-49c0-52 43-96 43-102 0-5-3-8-8-8-6 0-8 5-11 9-21 31-37 82-37 120 0 29 10 60 43 60 30 0 51-22 66-44 4 25 19 44 46 44 33 0 53-25 68-58 11-20 27-78 27-103z"><text:p/></draw:path><draw:path draw:style-name="gr272" draw:text-style-name="P38" svg:width="0.096cm" svg:height="0.42cm" svg:x="3.323cm" svg:y="0.001cm" svg:viewBox="0 0 97 421" svg:d="M97 210c0-32-5-83-27-131-26-51-62-79-66-79-3 0-4 2-4 5 0 1 0 1 7 9 42 41 66 109 66 196 0 71-15 146-68 199-5 6-5 6-5 7 0 2 1 5 4 5 4 0 42-29 67-83 21-46 26-93 26-128z"><text:p/></draw:path><draw:path draw:style-name="gr273" draw:text-style-name="P38" svg:width="0.21cm" svg:height="0.242cm" svg:x="3.614cm" svg:y="0.09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274" draw:text-style-name="P38" svg:width="0.289cm" svg:height="0.286cm" svg:x="3.984cm" svg:y="0.029cm" svg:viewBox="0 0 290 287" svg:d="M107 156c5 0 11 0 15 0 21 33 42 65 63 96 5 8 14 24 19 30 4 5 5 5 14 5 20 0 39 0 58 0 8 0 14 0 14-7 0-4-2-6-6-7-15-4-37-31-46-45-4-3-24-31-53-77 38-6 74-22 74-72 0-59-62-79-111-79-45 0-89 0-134 0-7 0-14 0-14 7s8 7 12 7c24 0 26 4 26 24 0 70 0 141 0 211 0 20-2 24-26 24-4 0-12 0-12 7s7 7 14 7c39 0 78 0 117 0 7 0 13 0 13-7s-7-7-12-7c-24 0-25-4-25-24 0-30 0-61 0-93zM188 136c12-16 14-39 14-57 0-20-3-43-17-60 18 4 59 17 59 60 0 27-12 48-56 57zM107 37c0-8 0-23 26-23 36 0 53 16 53 65 0 54-13 63-79 63 0-35 0-70 0-105zM49 273c4-7 4-19 4-23 0-70 0-141 0-212 0-4 0-15-4-24 16 0 33 0 48 0-5 8-5 16-5 22 0 71 0 143 0 214 0 4 0 16 3 23-16 0-30 0-46 0zM139 156c3 0 5-1 9-1 6 0 15 0 21-1 6 9 52 84 87 119-14 0-28 0-41 0-25-39-51-78-76-117z"><text:p/></draw:path></draw:g></text:p>
      <text:p text:style-name="P2"/>
      <text:p text:style-name="P28">Exemple</text:p>
      <text:p text:style-name="P2">On lance un dé à 6 faces. On gagne 5€ si on obtient un 6, 1€ si on tombe sur un nombre impair, et on perd 3€ sinon.</text:p>
      <text:p text:style-name="P2">Soit X la variable aléatoire qui à un résultat associe le gain (algébrique) correspondante</text:p>
      <text:p text:style-name="P2">on a donc X\left(2\right)=X\left(4\right)=-3,X\left(1\right)=X\left(3\right)=X\left(5\right)=1\ et\ X\left(6\right)=5</text:p>
      <text:p text:style-name="P2"/>
      <text:p text:style-name="P27">Définition événement (X = x)</text:p>
      <text:p text:style-name="P3">Soit X une variable aléatoire et <draw:g text:anchor-type="as-char" svg:y="-0.286cm" draw:z-index="1" draw:style-name="gr1"><svg:title>TexMaths</svg:title><svg:desc>12§display§x \in \mathbb{R}§svg§600§FALSE§</svg:desc><draw:path draw:style-name="gr257" draw:text-style-name="P37" svg:width="1.007cm" svg:height="0.258cm" svg:x="0.01cm" svg:y="0.023cm" svg:viewBox="0 0 1008 259" svg:d="M0 0c336 0 672 0 1008 0 0 86 0 173 0 259-336 0-672 0-1008 0 0-86 0-173 0-259z"><text:p/></draw:path><draw:path draw:style-name="gr258" draw:text-style-name="P38" svg:width="0.209cm" svg:height="0.188cm" svg:x="0.001cm" svg:y="0.102cm" svg:viewBox="0 0 210 189" svg:d="M128 59c4-11 14-49 42-49 3 0 12 0 22 4-12 3-20 14-20 23 0 7 4 16 15 16 10 0 23-9 23-25 0-22-24-28-38-28-26 0-40 23-45 32-11-27-33-32-45-32-45 0-69 54-69 65 0 4 4 2 5 4 4 0 5-1 6-4 14-45 42-55 56-55 9 0 23 3 23 27 0 13-7 42-23 101-7 25-21 41-39 41-3 0-12 0-22-6 11-1 21-9 21-20 0-12-10-15-16-15-13 0-24 10-24 25 0 18 22 26 40 26 28 0 43-29 44-31 5 14 20 31 46 31 43 0 67-53 67-63 0-5-4-5-5-5-4 0-5 2-5 5-14 44-43 53-56 53-17 0-23-12-23-26 0-10 2-18 7-37s9-38 13-57z"><text:p/></draw:path><draw:path draw:style-name="gr259" draw:text-style-name="P38" svg:width="0.209cm" svg:height="0.241cm" svg:x="0.382cm" svg:y="0.062cm" svg:viewBox="0 0 210 242" svg:d="M196 129c7 0 14 0 14-8 0-9-7-9-14-9-60 0-119 0-179 0 5-56 54-95 113-95 21 0 44 0 66 0 7 0 14 0 14-9 0-8-7-8-14-8-23 0-45 0-68 0-72 0-128 54-128 121 0 66 56 121 128 121 23 0 45 0 68 0 7 0 14 0 14-9 0-8-7-8-14-8-22 0-45 0-66 0-59 0-108-41-113-96 60 0 119 0 179 0z"><text:p/></draw:path><draw:path draw:style-name="gr260" draw:text-style-name="P38" svg:width="0.288cm" svg:height="0.285cm" svg:x="0.751cm" svg:y="0.001cm" svg:viewBox="0 0 289 286" svg:d="M106 155c4 0 10 0 15 0 21 32 42 64 63 96 4 7 14 23 19 30 3 5 5 5 14 5 19 0 39 0 58 0 8 0 14 0 14-7 0-4-2-8-6-8-15-3-37-31-47-44-3-5-24-32-52-76 38-6 74-23 74-72 0-59-62-79-112-79-44 0-87 0-132 0-8 0-14 0-14 7s7 7 11 7c24 0 26 4 26 24 0 70 0 140 0 210 0 20-2 23-26 23-4 0-11 0-11 8 0 7 6 7 14 7 39 0 77 0 116 0 7 0 13 0 13-7 0-8-7-8-12-8-24 0-25-3-25-23 0-32 0-63 0-93zM187 135c12-15 13-38 13-56 0-20-2-42-16-60 18 4 60 17 60 60 0 26-14 48-57 56zM106 37c0-8 0-23 26-23 36 0 53 16 53 65 0 54-12 62-79 62 0-35 0-69 0-104zM48 271c4-8 4-20 4-23 0-70 0-140 0-210 0-5 0-15-4-24 16 0 32 0 48 0-5 8-5 16-5 22 0 70 0 141 0 212 0 4 0 15 4 23-16 0-31 0-47 0zM138 155c4 0 5-1 8-1 6 0 16 0 22-1 6 10 52 84 86 118-14 0-27 0-40 0-26-38-51-77-76-116z"><text:p/></draw:path></draw:g>. On note (X = x) l’événement constitué des issues <draw:g text:anchor-type="as-char" svg:y="-0.189cm" draw:z-index="2" draw:style-name="gr1"><svg:title>TexMaths</svg:title><svg:desc>12§display§\omega§svg§600§FALSE§</svg:desc><draw:path draw:style-name="gr255" draw:text-style-name="P37" svg:width="0.208cm" svg:height="0.144cm" svg:x="0.018cm" svg:y="0.022cm" svg:viewBox="0 0 209 145" svg:d="M0 0c69 0 140 0 209 0 0 48 0 97 0 145-69 0-140 0-209 0 0-48 0-97 0-145z"><text:p/></draw:path><draw:path draw:style-name="gr256" draw:text-style-name="P38" svg:width="0.247cm" svg:height="0.188cm" svg:x="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<text:s/>tels que X(<draw:g text:anchor-type="as-char" svg:y="-0.189cm" draw:z-index="3" draw:style-name="gr1"><svg:title>TexMaths</svg:title><svg:desc>12§display§\omega§svg§600§FALSE§</svg:desc><draw:path draw:style-name="gr253" draw:text-style-name="P37" svg:width="0.208cm" svg:height="0.144cm" svg:x="0.018cm" svg:y="0.022cm" svg:viewBox="0 0 209 145" svg:d="M0 0c69 0 140 0 209 0 0 48 0 97 0 145-69 0-140 0-209 0 0-48 0-97 0-145z"><text:p/></draw:path><draw:path draw:style-name="gr254" draw:text-style-name="P38" svg:width="0.247cm" svg:height="0.188cm" svg:x="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) = x. Autrement dit : (X = x) = { <draw:g text:anchor-type="as-char" svg:y="-0.314cm" draw:z-index="4" draw:style-name="gr1"><svg:title>TexMaths</svg:title><svg:desc>12§display§\omega \in \Omga/X(\omega) = x§svg§600§FALSE§</svg:desc><draw:path draw:style-name="gr243" draw:text-style-name="P37" svg:width="2.729cm" svg:height="0.376cm" svg:x="0.018cm" svg:y="0.023cm" svg:viewBox="0 0 2730 377" svg:d="M0 0c910 0 1820 0 2730 0 0 126 0 251 0 377-910 0-1820 0-2730 0 0-126 0-251 0-377z"><text:p/></draw:path><draw:path draw:style-name="gr244" draw:text-style-name="P38" svg:width="0.25cm" svg:height="0.19cm" svg:x="0.001cm" svg:y="0.131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245" draw:text-style-name="P38" svg:width="0.21cm" svg:height="0.242cm" svg:x="0.425cm" svg:y="0.09cm" svg:viewBox="0 0 211 243" svg:d="M197 131c6 0 14-1 14-10s-8-8-14-8c-60 0-119 0-179 0 5-55 53-96 113-96 21 0 44 0 66 0 6 0 14 0 14-9 0-8-8-8-14-8-23 0-45 0-67 0-72 0-130 53-130 121s58 122 130 122c22 0 44 0 67 0 6 0 14 0 14-9 0-7-8-7-14-7-22 0-45 0-66 0-60 0-108-41-113-96 60 0 119 0 179 0z"><text:p/></draw:path><draw:path draw:style-name="gr246" draw:text-style-name="P38" svg:width="0.163cm" svg:height="0.42cm" svg:x="0.812cm" svg:y="0.001cm" svg:viewBox="0 0 164 421" svg:d="M162 17c2-6 2-7 2-9 0-4-3-8-8-8-4 0-6 1-7 4-49 133-97 266-147 400-2 6-2 7-2 8 0 5 4 9 8 9 6 0 8-4 10-11 48-131 96-262 144-393z"><text:p/></draw:path><draw:path draw:style-name="gr247" draw:text-style-name="P38" svg:width="0.346cm" svg:height="0.285cm" svg:x="1.011cm" svg:y="0.03cm" svg:viewBox="0 0 347 286" svg:d="M193 114c-12-29-24-56-36-84-1-4-1-4-2-5 0-2 7-11 25-12 5-1 8-1 8-8 0-5-4-5-6-5-16 0-36 1-52 1-11 0-38-1-48-1-3 0-8 0-8 8 0 5 5 5 10 5 25 0 28 4 31 13 17 40 34 79 51 118-30 31-59 63-89 94-3 2-4 4-6 5-21 23-41 29-61 30-6 1-10 1-10 8 0 1 0 5 5 5 13 0 27-1 39-1 16 0 33 1 48 1 3 0 8 0 8-8 0-4-4-5-5-5-4 0-17-1-17-13 0-6 6-14 11-18 14-15 29-30 43-45 13-14 25-29 38-42 15 34 28 67 42 100 3 5 3 5 3 6 0 3-9 11-24 12-5 1-9 1-9 8 0 5 4 5 6 5 12 0 41-1 53-1 11 0 36 1 47 1 3 0 8 0 8-8 0-5-5-5-8-5-28 0-29-1-36-18-16-39-44-104-54-129 29-30 73-80 86-92 12-10 28-20 54-21 5-1 9-1 9-8 0-1 0-5-5-5-13 0-27 1-40 1-15 0-32-1-46-1-3 0-9 0-9 8 0 3 3 4 5 5 4 0 17 1 17 12 0 6-5 12-8 16-22 24-45 48-68 73z"><text:p/></draw:path><draw:path draw:style-name="gr248" draw:text-style-name="P38" svg:width="0.096cm" svg:height="0.42cm" svg:x="1.422cm" svg:y="0.001cm" svg:viewBox="0 0 97 421" svg:d="M97 416c0-1 0-1-7-9-53-54-66-133-66-197 0-73 16-146 68-198 5-6 5-6 5-7 0-4-1-5-3-5-5 0-42 29-68 83-21 46-26 92-26 127 0 33 5 83 28 131 25 52 61 80 66 80 2 0 3-1 3-5z"><text:p/></draw:path><draw:path draw:style-name="gr249" draw:text-style-name="P38" svg:width="0.249cm" svg:height="0.19cm" svg:x="1.549cm" svg:y="0.131cm" svg:viewBox="0 0 250 191" svg:d="M250 30c0-19-8-30-17-30-11 0-23 11-23 20 0 4 2 9 7 12 7 6 15 18 15 37 0 16-9 40-22 60-12 18-28 32-48 32-24 0-37-16-41-38 5-11 15-38 15-50 0-4-3-9-8-9-3 0-8 1-12 7-3 8-9 36-9 52-13 19-30 38-57 38-28 0-37-25-37-49 0-52 43-96 43-102 0-5-3-8-8-8s-8 5-11 9c-21 31-37 82-37 120 0 29 10 60 44 60 30 0 50-22 65-44 4 25 21 44 46 44 33 0 54-25 68-58 11-20 27-78 27-103z"><text:p/></draw:path><draw:path draw:style-name="gr250" draw:text-style-name="P38" svg:width="0.096cm" svg:height="0.42cm" svg:x="1.846cm" svg:y="0.001cm" svg:viewBox="0 0 97 421" svg:d="M97 210c0-32-5-83-27-131-26-51-62-79-66-79-3 0-4 2-4 5 0 1 0 1 7 9 42 41 66 109 66 196 0 71-15 146-68 199-5 6-5 6-5 7 0 2 1 5 4 5 4 0 42-29 67-83 21-46 26-93 26-128z"><text:p/></draw:path><draw:path draw:style-name="gr251" draw:text-style-name="P38" svg:width="0.278cm" svg:height="0.099cm" svg:x="2.126cm" svg:y="0.162cm" svg:viewBox="0 0 279 100" svg:d="M265 18c6 0 14-1 14-10 0-8-8-8-13-8-84 0-169 0-253 0-6 0-13 0-13 8 0 9 7 10 14 10 84 0 167 0 251 0zM266 100c5 0 13 0 13-9s-8-9-14-9c-84 0-167 0-251 0-7 0-14 0-14 9s7 9 13 9c84 0 169 0 253 0z"><text:p/></draw:path><draw:path draw:style-name="gr252" draw:text-style-name="P38" svg:width="0.209cm" svg:height="0.19cm" svg:x="2.559cm" svg:y="0.131cm" svg:viewBox="0 0 210 191" svg:d="M128 59c3-11 12-49 42-49 3 0 12 0 21 4-12 3-21 14-21 23 0 7 5 16 17 16 10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text:s/>}. La probabilité de l’événement (X = x) se note P(X =x).</text:p>
      <text:p text:style-name="P3"/>
      <text:p text:style-name="P29">Remarque</text:p>
      <text:p text:style-name="P4">Lorsque la variable aléatoire prend des valeurs « isolées », on parle de variable aléatoire discrète. Dans ce chapitre, toutes les variables aléatoires seront discrètes.</text:p>
      <text:p text:style-name="P4"/>
      <text:p text:style-name="P4">Ex1</text:p>
      <text:p text:style-name="P4">1)(X = -3) = { <draw:g text:anchor-type="as-char" svg:y="-0.314cm" draw:z-index="5" draw:style-name="gr1"><svg:title>TexMaths</svg:title><svg:desc>12§display§\omega \in \Omga/X(\omega) = -3§svg§600§FALSE§</svg:desc><draw:path draw:style-name="gr232" draw:text-style-name="P37" svg:width="3.029cm" svg:height="0.376cm" svg:x="0.018cm" svg:y="0.023cm" svg:viewBox="0 0 3030 377" svg:d="M0 0c1011 0 2020 0 3030 0 0 126 0 251 0 377-1010 0-2019 0-3030 0 0-126 0-251 0-377z"><text:p/></draw:path><draw:path draw:style-name="gr233" draw:text-style-name="P38" svg:width="0.25cm" svg:height="0.19cm" svg:x="0.001cm" svg:y="0.131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234" draw:text-style-name="P38" svg:width="0.21cm" svg:height="0.242cm" svg:x="0.426cm" svg:y="0.09cm" svg:viewBox="0 0 211 243" svg:d="M197 131c7 0 14-1 14-10s-7-8-14-8c-60 0-119 0-179 0 5-55 53-96 113-96 21 0 44 0 66 0 7 0 14 0 14-9 0-8-7-8-14-8-23 0-45 0-67 0-72 0-130 53-130 121s58 122 130 122c22 0 44 0 67 0 7 0 14 0 14-9 0-7-7-7-14-7-22 0-45 0-66 0-60 0-108-41-113-96 60 0 119 0 179 0z"><text:p/></draw:path><draw:path draw:style-name="gr235" draw:text-style-name="P38" svg:width="0.163cm" svg:height="0.42cm" svg:x="0.812cm" svg:y="0.001cm" svg:viewBox="0 0 164 421" svg:d="M162 17c2-6 2-7 2-9 0-4-3-8-8-8-4 0-6 1-7 4-49 133-97 266-147 400-2 6-2 7-2 8 0 5 4 9 8 9 6 0 8-4 10-11 48-131 96-262 144-393z"><text:p/></draw:path><draw:path draw:style-name="gr236" draw:text-style-name="P38" svg:width="0.346cm" svg:height="0.285cm" svg:x="1.011cm" svg:y="0.03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1-1-46-1-3 0-9 0-9 8 0 3 3 4 5 5 5 0 17 1 17 12 0 6-4 12-7 16-23 24-46 48-69 73z"><text:p/></draw:path><draw:path draw:style-name="gr237" draw:text-style-name="P38" svg:width="0.096cm" svg:height="0.42cm" svg:x="1.424cm" svg:y="0.001cm" svg:viewBox="0 0 97 421" svg:d="M97 416c0-1 0-1-7-9-52-54-66-133-66-197 0-73 17-146 68-198 5-6 5-6 5-7 0-4-1-5-3-5-5 0-42 29-68 83-21 46-26 92-26 127 0 33 5 83 28 131 25 52 61 80 66 80 2 0 3-1 3-5z"><text:p/></draw:path><draw:path draw:style-name="gr238" draw:text-style-name="P38" svg:width="0.249cm" svg:height="0.19cm" svg:x="1.55cm" svg:y="0.131cm" svg:viewBox="0 0 250 191" svg:d="M250 30c0-19-8-30-17-30-11 0-22 11-22 20 0 4 1 9 6 12 7 6 15 18 15 37 0 16-9 40-21 60-13 18-29 32-48 32-24 0-37-16-42-38 5-11 15-38 15-50 0-4-2-9-8-9-3 0-8 1-10 7-5 8-10 36-10 52-14 19-31 38-58 38s-37-25-37-49c0-52 43-96 43-102 0-5-3-8-8-8s-8 5-11 9c-21 31-37 82-37 120 0 29 10 60 44 60 30 0 50-22 65-44 4 25 21 44 47 44 32 0 53-25 67-58 11-20 27-78 27-103z"><text:p/></draw:path><draw:path draw:style-name="gr239" draw:text-style-name="P38" svg:width="0.097cm" svg:height="0.42cm" svg:x="1.847cm" svg:y="0.001cm" svg:viewBox="0 0 98 421" svg:d="M98 210c0-32-4-83-28-131-26-51-62-79-65-79-4 0-5 2-5 5 0 1 0 1 8 9 41 41 65 109 65 196 0 71-15 146-67 199-6 6-6 6-6 7 0 2 1 5 5 5 3 0 42-29 66-83 21-46 27-93 27-128z"><text:p/></draw:path><draw:path draw:style-name="gr240" draw:text-style-name="P38" svg:width="0.279cm" svg:height="0.099cm" svg:x="2.127cm" svg:y="0.162cm" svg:viewBox="0 0 280 100" svg:d="M266 18c6 0 14-1 14-10 0-8-8-8-14-8-84 0-169 0-253 0-5 0-13 0-13 8 0 9 8 10 14 10 84 0 168 0 252 0zM266 100c6 0 14 0 14-9s-8-9-14-9c-84 0-168 0-252 0-6 0-14 0-14 9s8 9 13 9c84 0 169 0 253 0z"><text:p/></draw:path><draw:path draw:style-name="gr241" draw:text-style-name="P38" svg:width="0.257cm" svg:height="0.017cm" svg:x="2.584cm" svg:y="0.203cm" svg:viewBox="0 0 258 18" svg:d="M244 18c6 0 14-1 14-10 0-8-8-8-14-8-77 0-153 0-230 0-7 0-14 0-14 8 0 9 7 10 14 10 77 0 153 0 230 0z"><text:p/></draw:path><draw:path draw:style-name="gr242" draw:text-style-name="P38" svg:width="0.174cm" svg:height="0.287cm" svg:x="2.894cm" svg:y="0.037cm" svg:viewBox="0 0 175 288" svg:d="M104 132c35-12 59-41 59-74 0-35-37-58-77-58-43 0-75 25-75 56 0 15 9 23 21 23 14 0 22-9 22-21 0-22-19-22-25-22 12-20 41-26 55-26 18 0 41 9 41 48 0 5-1 29-12 48-12 19-27 21-37 21-4 0-14 2-17 2-4 0-6 1-6 4 0 5 2 5 9 5 6 0 14 0 20 0 34 0 50 29 50 70 0 56-30 68-48 68s-50-7-65-32c15 2 28-7 28-22s-11-24-23-24c-11 0-24 6-24 26 0 37 40 64 85 64 52 0 90-38 90-80 0-35-26-67-71-76z"><text:p/></draw:path></draw:g><text:s/>} = {2 , 4}</text:p>
      <text:p text:style-name="P4">(X =1) = {1,3,5}</text:p>
      <text:p text:style-name="P4">(X=5) = {6}</text:p>
      <text:p text:style-name="P4"/>
      <text:p text:style-name="P4">2) P(X = -3) = P(2 , 4}) = <draw:g text:anchor-type="as-char" svg:y="-0.566cm" draw:z-index="6" draw:style-name="gr1"><svg:title>TexMaths</svg:title><svg:desc>12§display§\frac{2}{6} = \frac{1}{3}§svg§600§FALSE§</svg:desc><draw:path draw:style-name="gr224" draw:text-style-name="P37" svg:width="1.04cm" svg:height="0.82cm" svg:x="0.022cm" svg:y="0.022cm" svg:viewBox="0 0 1041 821" svg:d="M0 0c347 0 694 0 1041 0 0 274 0 547 0 821-347 0-694 0-1041 0 0-274 0-547 0-821z"><text:p/></draw:path><draw:path draw:style-name="gr225" draw:text-style-name="P38" svg:width="0.167cm" svg:height="0.28cm" svg:x="0.022cm" svg:y="0.001cm" svg:viewBox="0 0 168 281" svg:d="M32 249c15-15 30-29 45-44 66-58 91-81 91-123 0-48-38-82-90-82-47 0-78 38-78 77 0 23 20 23 22 23 7 0 22-5 22-22 0-11-8-22-22-22-4 0-4 0-6 0 10-27 33-43 57-43 39 0 57 35 57 69 0 33-22 67-45 93-26 30-54 60-80 91-5 4-5 6-5 15 52 0 105 0 156 0 4-25 9-49 12-73-3 0-7 0-11 0-2 12-4 31-9 37-3 4-30 4-40 4-25 0-50 0-76 0z"><text:p/></draw:path><draw:path draw:style-name="gr226" draw:text-style-name="P38" svg:width="0.21cm" svg:height="0.016cm" svg:x="0.001cm" svg:y="0.452cm" svg:viewBox="0 0 211 17" svg:d="M0 0c71 0 141 0 211 0 0 6 0 11 0 17-70 0-140 0-211 0 0-6 0-11 0-17z"><text:p/></draw:path><draw:path draw:style-name="gr227" draw:text-style-name="P38" svg:width="0.174cm" svg:height="0.29cm" svg:x="0.019cm" svg:y="0.574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228" draw:text-style-name="P38" svg:width="0.28cm" svg:height="0.098cm" svg:x="0.403cm" svg:y="0.413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229" draw:text-style-name="P38" svg:width="0.138cm" svg:height="0.28cm" svg:x="0.911cm" svg:y="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230" draw:text-style-name="P38" svg:width="0.21cm" svg:height="0.016cm" svg:x="0.874cm" svg:y="0.452cm" svg:viewBox="0 0 211 17" svg:d="M0 0c71 0 141 0 211 0 0 6 0 11 0 17-70 0-140 0-211 0 0-6 0-11 0-17z"><text:p/></draw:path><draw:path draw:style-name="gr231" draw:text-style-name="P38" svg:width="0.174cm" svg:height="0.29cm" svg:x="0.892cm" svg:y="0.574cm" svg:viewBox="0 0 175 291" svg:d="M105 133c34-12 58-42 58-74 0-35-37-59-77-59-43 0-75 25-75 58 0 14 9 21 21 21 14 0 22-8 22-21 0-21-19-21-26-21 13-20 42-26 56-26 18 0 41 9 41 47 0 6-1 30-12 48-12 20-27 21-37 23-4 0-14 1-17 1-4 0-6 0-6 5 0 4 2 4 9 4 6 0 14 0 20 0 35 0 50 29 50 70 0 58-30 70-48 70s-50-7-65-33c15 3 28-7 28-23 0-15-11-24-23-24-11 0-24 6-24 26 0 38 40 66 85 66 52 0 90-39 90-82 0-35-26-67-70-76z"><text:p/></draw:path></draw:g></text:p>
      <text:p text:style-name="P4"/>
      <text:p text:style-name="P4">P(X = 1) = P({1,3,5}) = <draw:g text:anchor-type="as-char" svg:y="-0.566cm" draw:z-index="9" draw:style-name="gr1"><svg:title>TexMaths</svg:title><svg:desc>12§display§\frac{3}{6} = \frac{1}{2}§svg§600§FALSE§</svg:desc><draw:path draw:style-name="gr202" draw:text-style-name="P37" svg:width="1.04cm" svg:height="0.82cm" svg:x="0.022cm" svg:y="0.022cm" svg:viewBox="0 0 1041 821" svg:d="M0 0c347 0 694 0 1041 0 0 274 0 547 0 821-347 0-694 0-1041 0 0-274 0-547 0-821z"><text:p/></draw:path><draw:path draw:style-name="gr203" draw:text-style-name="P38" svg:width="0.174cm" svg:height="0.29cm" svg:x="0.019cm" svg:y="0.001cm" svg:viewBox="0 0 175 291" svg:d="M105 132c34-11 58-41 58-73 0-35-37-59-77-59-43 0-75 25-75 58 0 14 9 21 21 21 14 0 22-9 22-21 0-21-19-21-26-21 13-20 42-26 56-26 18 0 41 9 41 47 0 4-1 30-12 48-12 20-27 21-37 23-4 0-14 1-17 1-4 0-6 0-6 5 0 4 2 4 9 4 6 0 14 0 20 0 35 0 50 29 50 70 0 58-30 70-48 70s-50-7-65-33c15 3 28-7 28-23 0-15-11-24-23-24-11 0-24 6-24 26 0 37 40 66 85 66 52 0 90-39 90-82 0-35-26-67-70-77z"><text:p/></draw:path><draw:path draw:style-name="gr204" draw:text-style-name="P38" svg:width="0.21cm" svg:height="0.016cm" svg:x="0.001cm" svg:y="0.452cm" svg:viewBox="0 0 211 17" svg:d="M0 0c71 0 141 0 211 0 0 6 0 11 0 17-70 0-140 0-211 0 0-6 0-11 0-17z"><text:p/></draw:path><draw:path draw:style-name="gr205" draw:text-style-name="P38" svg:width="0.174cm" svg:height="0.29cm" svg:x="0.019cm" svg:y="0.574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206" draw:text-style-name="P38" svg:width="0.28cm" svg:height="0.098cm" svg:x="0.403cm" svg:y="0.413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207" draw:text-style-name="P38" svg:width="0.138cm" svg:height="0.28cm" svg:x="0.911cm" svg:y="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208" draw:text-style-name="P38" svg:width="0.21cm" svg:height="0.016cm" svg:x="0.874cm" svg:y="0.452cm" svg:viewBox="0 0 211 17" svg:d="M0 0c71 0 141 0 211 0 0 6 0 11 0 17-70 0-140 0-211 0 0-6 0-11 0-17z"><text:p/></draw:path><draw:path draw:style-name="gr209" draw:text-style-name="P38" svg:width="0.167cm" svg:height="0.28cm" svg:x="0.896cm" svg:y="0.574cm" svg:viewBox="0 0 168 281" svg:d="M32 249c15-15 30-29 45-44 66-58 91-80 91-123 0-48-38-82-90-82-47 0-78 40-78 77 0 24 20 24 22 24 7 0 22-6 22-23 0-11-8-22-22-22-4 0-4 0-6 0 10-27 33-43 57-43 39 0 57 35 57 69 0 35-22 67-45 93-26 30-54 60-80 91-5 4-5 6-5 15 52 0 105 0 156 0 4-25 9-49 12-73-3 0-7 0-11 0-2 13-4 31-9 37-3 4-30 4-40 4-25 0-50 0-76 0z"><text:p/></draw:path></draw:g></text:p>
      <text:p text:style-name="P4">P(X = 5) = P({6}) = <draw:g text:anchor-type="as-char" svg:y="-0.57cm" draw:z-index="10" draw:style-name="gr1"><svg:title>TexMaths</svg:title><svg:desc>12§display§\frac{1}{6}§svg§600§FALSE§</svg:desc><draw:path draw:style-name="gr198" draw:text-style-name="P37" svg:width="0.165cm" svg:height="0.819cm" svg:x="0.022cm" svg:y="0.022cm" svg:viewBox="0 0 166 820" svg:d="M0 0c55 0 111 0 166 0 0 274 0 546 0 820-55 0-111 0-166 0 0-274 0-546 0-820z"><text:p/></draw:path><draw:path draw:style-name="gr199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00" draw:text-style-name="P38" svg:width="0.208cm" svg:height="0.016cm" svg:x="0cm" svg:y="0.452cm" svg:viewBox="0 0 209 17" svg:d="M0 0c70 0 139 0 209 0 0 6 0 11 0 17-70 0-139 0-209 0 0-6 0-11 0-17z"><text:p/></draw:path><draw:path draw:style-name="gr201" draw:text-style-name="P38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<text:p text:style-name="P4"/>
      <text:p text:style-name="P29">Définition loi de probabilité</text:p>
      <text:p text:style-name="P4">La loi de probabilité d’un variable aléatoire discrète X est la fonction définie sur <draw:g text:anchor-type="as-char" svg:y="-0.286cm" draw:z-index="7" draw:style-name="gr1"><svg:title>TexMaths</svg:title><svg:desc>12§display§\mathbb{R}§svg§600§FALSE§</svg:desc><draw:path draw:style-name="gr222" draw:text-style-name="P37" svg:width="0.25cm" svg:height="0.243cm" svg:x="0.015cm" svg:y="0.022cm" svg:viewBox="0 0 251 244" svg:d="M0 0c84 0 167 0 251 0 0 82 0 162 0 244-84 0-167 0-251 0 0-82 0-162 0-244z"><text:p/></draw:path><draw:path draw:style-name="gr223" draw:text-style-name="P38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, et qui à chaque nombre réel x associe la probabilité de l’événement (X=x) : <draw:g text:anchor-type="as-char" svg:y="-0.314cm" draw:z-index="8" draw:style-name="gr1"><svg:title>TexMaths</svg:title><svg:desc>12§display§x \in \mathbb{R} \mapsto P(X = x)§svg§600§FALSE§</svg:desc><draw:path draw:style-name="gr210" draw:text-style-name="P37" svg:width="3.472cm" svg:height="0.376cm" svg:x="0.01cm" svg:y="0.023cm" svg:viewBox="0 0 3473 377" svg:d="M0 0c1158 0 2315 0 3473 0 0 126 0 251 0 377-1158 0-2315 0-3473 0 0-126 0-251 0-377z"><text:p/></draw:path><draw:path draw:style-name="gr211" draw:text-style-name="P38" svg:width="0.209cm" svg:height="0.19cm" svg:x="0.001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212" draw:text-style-name="P38" svg:width="0.209cm" svg:height="0.242cm" svg:x="0.382cm" svg:y="0.09cm" svg:viewBox="0 0 210 243" svg:d="M196 131c7 0 14-1 14-10s-7-8-14-8c-60 0-119 0-179 0 5-55 54-96 113-96 21 0 44 0 66 0 7 0 14 0 14-9 0-8-7-8-14-8-22 0-45 0-66 0-72 0-130 53-130 121s58 122 130 122c21 0 44 0 66 0 7 0 14 0 14-9 0-7-7-7-14-7-22 0-45 0-66 0-59 0-108-41-113-96 60 0 119 0 179 0z"><text:p/></draw:path><draw:path draw:style-name="gr213" draw:text-style-name="P38" svg:width="0.288cm" svg:height="0.286cm" svg:x="0.752cm" svg:y="0.029cm" svg:viewBox="0 0 289 287" svg:d="M107 156c5 0 9 0 14 0 22 33 42 65 64 96 3 8 14 24 19 30 2 5 4 5 13 5 19 0 40 0 59 0 7 0 13 0 13-7 0-4-2-6-6-7-15-4-36-31-47-45-2-3-24-31-51-77 37-6 73-22 73-72 0-59-61-79-112-79-44 0-87 0-132 0-7 0-14 0-14 7s8 7 11 7c24 0 26 4 26 24 0 70 0 141 0 211 0 20-2 24-26 24-3 0-11 0-11 7s7 7 14 7c39 0 77 0 116 0 8 0 14 0 14-7s-7-7-12-7c-24 0-25-4-25-24 0-30 0-61 0-93zM187 136c12-16 13-39 13-57 0-20-2-43-15-60 17 4 59 17 59 60 0 27-14 48-57 57zM107 37c0-8 0-23 25-23 36 0 54 16 54 65 0 54-13 63-79 63 0-35 0-70 0-105zM49 273c4-7 4-19 4-23 0-70 0-141 0-212 0-4 0-15-4-24 16 0 33 0 48 0-6 8-6 16-6 22 0 71 0 143 0 214 0 4 0 16 4 23-16 0-30 0-46 0zM139 156c3 0 4-1 7-1 6 0 16 0 22-1 7 9 53 84 88 119-14 0-28 0-41 0-25-39-51-78-76-117z"><text:p/></draw:path><draw:path draw:style-name="gr214" draw:text-style-name="P38" svg:width="0.028cm" svg:height="0.156cm" svg:x="1.19cm" svg:y="0.133cm" svg:viewBox="0 0 29 157" svg:d="M17 88c2 0 12-1 12-10s-10-8-12-8c0-18 0-36 0-54 0-8 0-16-9-16-8 0-8 8-8 16 0 42 0 84 0 126 0 7 0 15 8 15 9 0 9-8 9-15 0-18 0-36 0-54z"><text:p/></draw:path><draw:path draw:style-name="gr215" draw:text-style-name="P38" svg:width="0.373cm" svg:height="0.219cm" svg:x="1.19cm" svg:y="0.102cm" svg:viewBox="0 0 374 220" svg:d="M329 119c-24 17-35 35-39 40-19 29-22 55-22 56 0 5 6 5 8 5 7 0 8-1 10-8 9-41 34-77 82-97 5-1 6-3 6-6s-2-3-3-3c-18-7-70-29-85-100-2-5-3-6-10-6-2 0-8 0-8 5 0 1 4 27 21 55 9 13 22 28 40 41-105 0-209 0-313 0-9 0-16-1-16 8s7 10 16 10c104 0 208 0 313 0z"><text:p/></draw:path><draw:path draw:style-name="gr216" draw:text-style-name="P38" svg:width="0.299cm" svg:height="0.285cm" svg:x="1.723cm" svg:y="0.03cm" svg:viewBox="0 0 300 286" svg:d="M110 154c24 0 48 0 72 0 60 0 118-43 118-90 0-33-28-64-83-64-45 0-91 0-137 0-7 0-12 0-12 7 0 6 4 6 12 6 6 0 14 0 18 0 8 1 10 3 10 7 0 2 0 3-2 9-20 74-38 150-57 225-3 15-5 19-38 19-7 0-11 0-11 8 0 5 5 5 6 5 12 0 42-1 53-1 9 0 19 0 27 0 10 0 18 1 28 1 2 0 8 0 8-8 0-5-3-5-12-5-15 0-27 0-27-7 0-3 1-5 1-8 8-34 18-69 26-104zM140 29c4-15 5-16 23-16 13 0 28 0 41 0 35 0 58 11 58 40 0 17-9 53-26 68-21 18-46 22-64 22-21 0-40 0-60 0 9-38 19-76 28-114z"><text:p/></draw:path><draw:path draw:style-name="gr217" draw:text-style-name="P38" svg:width="0.096cm" svg:height="0.42cm" svg:x="2.076cm" svg:y="0.001cm" svg:viewBox="0 0 97 421" svg:d="M97 416c0-1 0-1-7-9-53-54-66-133-66-197 0-73 16-146 68-198 5-6 5-6 5-7 0-4-1-5-3-5-5 0-44 29-68 83-21 46-26 92-26 127 0 33 5 83 28 131 25 52 61 80 66 80 2 0 3-1 3-5z"><text:p/></draw:path><draw:path draw:style-name="gr218" draw:text-style-name="P38" svg:width="0.346cm" svg:height="0.285cm" svg:x="2.209cm" svg:y="0.03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2-1-46-1-3 0-9 0-9 8 0 3 3 4 5 5 5 0 17 1 17 12 0 6-4 12-7 16-23 24-46 48-69 73z"><text:p/></draw:path><draw:path draw:style-name="gr219" draw:text-style-name="P38" svg:width="0.28cm" svg:height="0.099cm" svg:x="2.72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220" draw:text-style-name="P38" svg:width="0.209cm" svg:height="0.19cm" svg:x="3.154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221" draw:text-style-name="P38" svg:width="0.097cm" svg:height="0.42cm" svg:x="3.406cm" svg:y="0.001cm" svg:viewBox="0 0 98 421" svg:d="M98 210c0-32-4-83-27-131-25-51-63-79-66-79s-5 2-5 5c0 1 0 1 8 9 41 41 65 109 65 196 0 71-15 146-67 199-6 6-6 6-6 7 0 2 2 5 5 5s42-29 67-83c22-46 26-93 26-128z"><text:p/></draw:path></draw:g></text:p>
      <text:p text:style-name="P4"/>
      <text:p text:style-name="P4">Lorsque la valirable aléatoire X ne prend q’un nombre fini de valeur x1, x2, … xn, on résume la loi de probabilité de X dans un tableau 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1">x</text:p>
          </table:table-cell>
          <table:table-cell table:style-name="Tableau1.A1" office:value-type="string">
            <text:p text:style-name="P31"><text:span text:style-name="T3">x</text:span>1</text:p>
          </table:table-cell>
          <table:table-cell table:style-name="Tableau1.A1" office:value-type="string">
            <text:p text:style-name="P31"><text:span text:style-name="T3">x</text:span>2</text:p>
          </table:table-cell>
          <table:table-cell table:style-name="Tableau1.A1" office:value-type="string">
            <text:p text:style-name="P31">…</text:p>
          </table:table-cell>
          <table:table-cell table:style-name="Tableau1.E1" office:value-type="string">
            <text:p text:style-name="P31"><text:span text:style-name="T3">x</text:span>n</text:p>
          </table:table-cell>
        </table:table-row>
        <table:table-row>
          <table:table-cell table:style-name="Tableau1.A2" office:value-type="string">
            <text:p text:style-name="P31">P(X = x)</text:p>
          </table:table-cell>
          <table:table-cell table:style-name="Tableau1.A2" office:value-type="string">
            <text:p text:style-name="P31"><text:span text:style-name="T3">p</text:span>1</text:p>
          </table:table-cell>
          <table:table-cell table:style-name="Tableau1.A2" office:value-type="string">
            <text:p text:style-name="P31"><text:span text:style-name="T3">p</text:span>2</text:p>
          </table:table-cell>
          <table:table-cell table:style-name="Tableau1.A2" office:value-type="string">
            <text:p text:style-name="P30">…</text:p>
          </table:table-cell>
          <table:table-cell table:style-name="Tableau1.E2" office:value-type="string">
            <text:p text:style-name="P31"><text:span text:style-name="T3">p</text:span><text:span text:style-name="T4">n</text:span></text:p>
          </table:table-cell>
        </table:table-row>
      </table:table>
      <text:p text:style-name="P4"/>
      <text:p text:style-name="P4"/>
      <text:p text:style-name="P4"/>
      <text:p text:style-name="P5">Ex 2</text:p>
      <text:p text:style-name="P6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32">x</text:p>
          </table:table-cell>
          <table:table-cell table:style-name="Tableau2.A1" office:value-type="string">
            <text:p text:style-name="P32">-<text:span text:style-name="T4">3</text:span></text:p>
          </table:table-cell>
          <table:table-cell table:style-name="Tableau2.A1" office:value-type="string">
            <text:p text:style-name="P34">4</text:p>
          </table:table-cell>
          <table:table-cell table:style-name="Tableau2.D1" office:value-type="string">
            <text:p text:style-name="P34">5</text:p>
          </table:table-cell>
        </table:table-row>
        <table:table-row>
          <table:table-cell table:style-name="Tableau2.A2" office:value-type="string">
            <text:p text:style-name="P32">P(X = x)</text:p>
          </table:table-cell>
          <table:table-cell table:style-name="Tableau2.A2" office:value-type="string">
            <text:p text:style-name="P7"><draw:g text:anchor-type="as-char" svg:y="-0.57cm" draw:z-index="12" draw:style-name="gr1"><svg:title>TexMaths</svg:title><svg:desc>12§display§\frac{1}{3}§svg§600§FALSE§</svg:desc><draw:path draw:style-name="gr275" draw:text-style-name="P37" svg:width="0.165cm" svg:height="0.819cm" svg:x="0.022cm" svg:y="0.022cm" svg:viewBox="0 0 166 820" svg:d="M0 0c55 0 111 0 166 0 0 274 0 546 0 820-55 0-111 0-166 0 0-274 0-546 0-820z"><text:p/></draw:path><draw:path draw:style-name="gr276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77" draw:text-style-name="P38" svg:width="0.208cm" svg:height="0.016cm" svg:x="0cm" svg:y="0.452cm" svg:viewBox="0 0 209 17" svg:d="M0 0c70 0 139 0 209 0 0 6 0 11 0 17-70 0-139 0-209 0 0-6 0-11 0-17z"><text:p/></draw:path><draw:path draw:style-name="gr278" draw:text-style-name="P38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2.A2" office:value-type="string">
            <text:p text:style-name="P7"><draw:g text:anchor-type="as-char" svg:y="-0.561cm" draw:z-index="13" draw:style-name="gr1"><svg:title>TexMaths</svg:title><svg:desc>12§display§ \frac{1}{2}§svg§600§FALSE§</svg:desc><draw:path draw:style-name="gr279" draw:text-style-name="P37" svg:width="0.165cm" svg:height="0.81cm" svg:x="0.022cm" svg:y="0.022cm" svg:viewBox="0 0 166 811" svg:d="M0 0c55 0 111 0 166 0 0 270 0 540 0 811-55 0-111 0-166 0 0-271 0-541 0-811z"><text:p/></draw:path><draw:path draw:style-name="gr280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81" draw:text-style-name="P38" svg:width="0.208cm" svg:height="0.016cm" svg:x="0cm" svg:y="0.45cm" svg:viewBox="0 0 209 17" svg:d="M0 0c70 0 139 0 209 0 0 6 0 11 0 17-70 0-139 0-209 0 0-6 0-11 0-17z"><text:p/></draw:path><draw:path draw:style-name="gr282" draw:text-style-name="P38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2.D2" office:value-type="string">
            <text:p text:style-name="P9"><draw:g text:anchor-type="as-char" svg:y="-0.57cm" draw:z-index="11" draw:style-name="gr1"><svg:title>TexMaths</svg:title><svg:desc>12§display§\frac{1}{6}§svg§600§FALSE§</svg:desc><draw:path draw:style-name="gr283" draw:text-style-name="P37" svg:width="0.165cm" svg:height="0.819cm" svg:x="0.022cm" svg:y="0.022cm" svg:viewBox="0 0 166 820" svg:d="M0 0c55 0 111 0 166 0 0 274 0 546 0 820-55 0-111 0-166 0 0-274 0-546 0-820z"><text:p/></draw:path><draw:path draw:style-name="gr284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85" draw:text-style-name="P38" svg:width="0.208cm" svg:height="0.016cm" svg:x="0cm" svg:y="0.452cm" svg:viewBox="0 0 209 17" svg:d="M0 0c70 0 139 0 209 0 0 6 0 11 0 17-70 0-139 0-209 0 0-6 0-11 0-17z"><text:p/></draw:path><draw:path draw:style-name="gr286" draw:text-style-name="P38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11"/>
      <text:p text:style-name="P11"/>
      <text:p text:style-name="P12">Définition espérance, variance et écart-type</text:p>
      <text:p text:style-name="P12">Soit X une variable aléatoire discrète prenant un nombre fini de valeurs x1, x2, … xn</text:p>
      <text:list text:style-name="L1">
        <text:list-item>
          <text:p text:style-name="P15">On appelle espérance mathématique de la variable aléatoire X le nombre noté E(X) par :</text:p>
          <text:p text:style-name="P15"><draw:g text:anchor-type="as-char" svg:y="-0.651cm" draw:z-index="14" draw:style-name="gr1"><svg:title>TexMaths</svg:title><svg:desc>12§display§E(X) = \sum_{k=1}^{n}xk \times P(X = xk)§svg§600§FALSE§</svg:desc><draw:path draw:style-name="gr165" draw:text-style-name="P37" svg:width="5.269cm" svg:height="1.121cm" svg:x="0.006cm" svg:y="0.023cm" svg:viewBox="0 0 5270 1122" svg:d="M0 0c1757 0 3513 0 5270 0 0 374 0 748 0 1122-1757 0-3513 0-5270 0 0-374 0-748 0-1122z"><text:p/></draw:path><draw:path draw:style-name="gr166" draw:text-style-name="P38" svg:width="0.304cm" svg:height="0.285cm" svg:x="0.001cm" svg:y="0.372cm" svg:viewBox="0 0 305 286" svg:d="M282 187c1-1 1-3 2-5 0-1 0-4-4-4-5 0-5 2-6 4-28 63-44 90-116 90-20 0-40 0-61 0-6 0-7 0-9 0-4 0-6-1-6-4 0-2 0-2 2-10 10-38 19-76 29-114 14 0 27 0 42 0 36 0 36 8 36 19 0 3 0 7-4 21 0 2-1 3-1 4 0 3 2 5 6 5s5-2 6-8c8-33 16-66 24-99 0-3-2-4-5-4s-5 2-6 7c-8 32-17 42-55 42-13 0-26 0-40 0 9-34 17-69 26-102 3-15 4-17 22-17 21 0 40 0 60 0 51 0 64 13 64 47 0 11 0 12-1 23 0 2-1 4-1 7 0 1 1 6 4 6 5 0 6-4 6-11 3-24 6-49 9-73 1-11 0-11-11-11-71 0-143 0-214 0-8 0-12 0-12 8 0 4 4 4 12 4 16 0 28 0 28 8 0 2 0 3-2 10-20 74-38 149-57 223-3 17-5 19-38 19-7 0-11 0-11 9 0 5 4 5 11 5 73 0 146 0 219 0 10 0 10 0 14-8 13-31 25-61 38-91z"><text:p/></draw:path><draw:path draw:style-name="gr167" draw:text-style-name="P38" svg:width="0.096cm" svg:height="0.42cm" svg:x="0.362cm" svg:y="0.342cm" svg:viewBox="0 0 97 421" svg:d="M97 416c0-1 0-1-7-8-53-53-66-133-66-198 0-73 16-146 68-199 5-5 5-5 5-6 0-4-1-5-3-5-5 0-42 29-68 82-21 46-26 93-26 128 0 34 5 84 28 132 25 52 61 79 66 79 2 0 3-1 3-5z"><text:p/></draw:path><draw:path draw:style-name="gr168" draw:text-style-name="P38" svg:width="0.347cm" svg:height="0.286cm" svg:x="0.495cm" svg:y="0.37cm" svg:viewBox="0 0 348 287" svg:d="M193 114c-12-28-24-56-36-84-1-4-1-4-1-5 0-3 7-11 24-13 5 0 8 0 8-7 0-5-4-5-6-5-16 0-34 1-52 1-11 0-38-1-47-1-4 0-9 0-9 8 0 4 5 4 10 4 25 0 28 5 32 14 17 40 33 78 50 118-30 31-59 62-89 95-3 1-4 2-6 5-21 22-40 28-61 30-6 1-10 1-10 8 0 1 0 5 6 5 12 0 26-1 40-1 15 0 31 1 46 1 3 0 8 0 8-9 0-3-4-4-5-4-4 0-17-2-17-14 0-6 6-13 11-18 14-15 29-31 43-45 13-15 25-28 38-42 15 33 28 67 42 101 3 4 3 4 3 6 0 3-7 10-24 12-5 1-9 1-9 8 0 5 5 5 6 5 12 0 41-1 53-1 11 0 37 1 47 1 4 0 8 0 8-7 0-6-4-6-7-6-29 0-30-2-37-18-16-40-44-105-54-131 29-29 73-79 86-91 12-10 29-21 54-22 5 0 10 0 10-8-2-2 0-4-6-4-13 0-26 1-40 1-15 0-31-1-46-1-3 0-9 0-9 8 0 3 3 4 5 4 5 1 18 1 18 13 0 6-5 12-8 16-23 24-46 49-69 73z"><text:p/></draw:path><draw:path draw:style-name="gr169" draw:text-style-name="P38" svg:width="0.097cm" svg:height="0.42cm" svg:x="0.89cm" svg:y="0.342cm" svg:viewBox="0 0 98 421" svg:d="M98 210c0-32-4-83-27-131-27-51-63-79-66-79s-5 1-5 5c0 1 0 1 8 9 41 41 65 108 65 196 0 73-15 146-67 199-6 6-6 6-6 7 0 4 2 5 5 5s42-29 67-81c22-47 26-94 26-130z"><text:p/></draw:path><draw:path draw:style-name="gr170" draw:text-style-name="P38" svg:width="0.28cm" svg:height="0.099cm" svg:x="1.171cm" svg:y="0.50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71" draw:text-style-name="P38" svg:width="0.179cm" svg:height="0.132cm" svg:x="1.809cm" svg:y="0.001cm" svg:viewBox="0 0 180 133" svg:d="M22 112c-2 3-3 10-3 12 0 7 5 9 10 9s9-3 12-6c2-3 3-12 5-19 1-5 4-19 6-26 2-6 3-14 6-20 2-12 3-14 12-26 8-12 21-28 44-28 17 0 17 16 17 21 0 18-12 50-17 63-4 8-5 11-5 16 0 16 13 25 28 25 30 0 43-41 43-45s-4-4-5-4c-5 0-5 2-6 5-6 24-19 36-31 36-6 0-7-4-7-10 0-7 1-11 7-24 4-9 16-41 16-57 0-29-23-34-39-34-25 0-41 16-50 28-3-21-19-28-31-28-14 0-20 10-24 16-6 12-10 28-10 30 0 3 4 3 5 3 3 0 3-1 6-8 5-18 11-33 21-33 9 0 10 6 10 15 0 6-4 17-5 25-2 7-5 19-6 26-3 12-6 26-9 38z"><text:p/></draw:path><draw:path draw:style-name="gr172" draw:text-style-name="P38" svg:width="0.559cm" svg:height="0.588cm" svg:x="1.618cm" svg:y="0.258cm" svg:viewBox="0 0 560 589" svg:d="M510 589c17-45 34-90 50-134-3 0-6 0-9 0-17 43-61 72-111 85-8 1-50 13-130 13-86 0-170 0-255 0 72-84 143-168 215-252 2-3 4-5 4-7-2-2 0-1-3-6-66-89-131-179-197-268 77 0 155 0 232 0 56 0 95 6 98 6 23 4 59 11 93 33 11 6 39 25 54 59 3 0 6 0 9 0-16-40-33-78-50-118-166 0-332 0-498 0-10 0-11 0-12 2 0 2 0 10 0 15 74 102 149 203 223 305-73 85-145 170-218 255-5 5-4 5-5 7 0 5 4 5 12 5 166 0 332 0 498 0z"><text:p/></draw:path><draw:path draw:style-name="gr173" draw:text-style-name="P38" svg:width="0.144cm" svg:height="0.207cm" svg:x="1.615cm" svg:y="0.959cm" svg:viewBox="0 0 145 208" svg:d="M70 8c1 0 1-3 1-4 0-2-1-4-5-4-6 0-30 2-37 2-3 2-7 2-7 8 0 3 4 3 8 3 14 0 14 3 14 5s-1 4-1 6c-14 56-27 112-42 168-1 5-1 5-1 6 0 5 4 10 10 10 8 0 12-6 13-14 1-1 14-52 14-56 22 2 39 8 39 24 0 1 0 2-2 6 0 5 0 6 0 8 0 22 17 32 32 32 27 0 25-30 37-46 0-4-4-4-5-4-5 0-5 2-6 8-4 12-12 33-26 33-8 0-10-7-10-15 0-5 0-6 1-14 0-1 1-6 1-9 0-25-34-30-46-31 8-5 19-15 24-20 15-14 30-27 46-27 4 0 8 1 10 3-13 3-16 12-16 17 0 6 5 11 12 11 8 0 17-6 17-19 0-10-7-21-23-21s-32 12-48 27c-12 11-21 20-33 25 9-40 19-78 29-118z"><text:p/></draw:path><draw:path draw:style-name="gr174" draw:text-style-name="P38" svg:width="0.216cm" svg:height="0.078cm" svg:x="1.799cm" svg:y="1.05cm" svg:viewBox="0 0 217 79" svg:d="M206 14c4 0 11 0 11-7s-7-7-11-7c-64 0-130 0-195 0-4 0-11 0-11 7s7 7 11 7c65 0 131 0 195 0zM206 79c4 0 11 0 11-7s-7-7-11-7c-64 0-130 0-195 0-4 0-11 0-11 7s7 7 11 7c65 0 131 0 195 0z"><text:p/></draw:path><draw:path draw:style-name="gr175" draw:text-style-name="P38" svg:width="0.107cm" svg:height="0.195cm" svg:x="2.069cm" svg:y="0.967cm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176" draw:text-style-name="P38" svg:width="0.209cm" svg:height="0.19cm" svg:x="2.288cm" svg:y="0.471cm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19-10 19-22s-8-15-15-15c-12 0-23 11-23 24 0 19 22 28 40 28 27 0 43-29 44-33 5 16 20 33 46 33 43 0 67-54 67-65 0-4-4-4-5-4-4 0-5 2-6 4-13 46-42 55-55 55-17 0-24-13-24-27 0-10 3-18 7-38 5-19 10-38 14-57z"><text:p/></draw:path><draw:path draw:style-name="gr177" draw:text-style-name="P38" svg:width="0.19cm" svg:height="0.295cm" svg:x="2.54cm" svg:y="0.366cm" svg:viewBox="0 0 191 296" svg:d="M98 5c0-1 0-5-6-5-9 0-40 2-51 4-4 1-7 1-7 8 0 5 3 5 9 5 21 0 22 3 22 7-1 2-1 6-3 8-20 82-39 162-60 244-2 5-2 6-2 8 0 10 8 12 12 12 6 0 12-3 14-8 3-4 22-82 24-92 15 1 50 8 50 36 0 2 0 4-2 8-1 5-2 10-2 14 0 26 17 42 40 42 12 0 24-7 32-22 11-18 16-41 16-42 0-4-4-4-5-4-5 0-5 1-6 7-9 30-18 52-37 52-8 0-14-4-14-19 0-8 2-17 4-24 1-8 1-9 1-14 0-26-26-39-62-44 13-7 26-20 36-30 20-23 39-41 61-41 2 0 2 0 4 0 4 1 4 1 8 4 1 0 1 1 2 1-20 1-24 18-24 23 0 7 4 15 16 15 11 0 23-9 23-26 0-12-10-26-29-26-11 0-31 3-61 37-15 15-31 32-47 39 14-58 30-118 44-177z"><text:p/></draw:path><draw:path draw:style-name="gr178" draw:text-style-name="P38" svg:width="0.203cm" svg:height="0.202cm" svg:x="2.903cm" svg:y="0.451cm" svg:viewBox="0 0 204 203" svg:d="M103 90c-29-28-56-56-85-84-5-5-6-6-8-6-5 0-10 4-10 8 0 3 1 4 6 9 28 27 56 56 84 84-28 29-56 56-84 85-5 5-6 6-6 8 0 5 5 9 10 9 2 0 3-1 8-6 28-28 56-57 84-84 29 29 59 59 88 87 1 0 3 3 6 3 4 0 8-4 8-9 0-1 0-2-1-4 0-2-67-68-89-89 26-25 52-52 78-77 1-2 8-7 10-11 1 0 2-2 2-5 0-4-4-8-8-8s-5 1-10 6c-28 28-55 56-83 84z"><text:p/></draw:path><draw:path draw:style-name="gr179" draw:text-style-name="P38" svg:width="0.3cm" svg:height="0.286cm" svg:x="3.28cm" svg:y="0.37cm" svg:viewBox="0 0 301 287" svg:d="M112 154c24 0 46 0 70 0 60 0 119-44 119-90 0-33-27-64-83-64-45 0-91 0-136 0-9 0-12 0-12 7 0 5 3 5 12 5 4 0 13 1 18 1 6 1 9 3 9 7 0 2-1 3-2 8-19 75-37 151-57 226-3 17-4 20-38 20-7 0-12 0-12 8 0 5 5 5 7 5 11 0 41-1 53-1 10 0 18 1 28 1 8 0 18 0 26 0 4 0 10 0 10-9 0-4-5-4-12-4-16 0-28 0-28-8 0-2 1-4 1-7 9-36 18-71 27-105zM142 29c3-16 4-17 22-17 14 0 28 0 41 0 35 0 57 12 57 41 0 17-9 53-24 68-22 18-47 22-65 22-21 0-40 0-60 0 9-39 19-76 29-114z"><text:p/></draw:path><draw:path draw:style-name="gr180" draw:text-style-name="P38" svg:width="0.097cm" svg:height="0.42cm" svg:x="3.634cm" svg:y="0.342cm" svg:viewBox="0 0 98 421" svg:d="M98 416c0-1 0-1-7-8-53-53-66-133-66-198 0-73 16-146 67-199 6-5 6-5 6-6 0-4-1-5-4-5-4 0-42 29-66 82-22 46-28 93-28 128 0 34 5 84 29 132 25 52 61 79 65 79 3 0 4-1 4-5z"><text:p/></draw:path><draw:path draw:style-name="gr181" draw:text-style-name="P38" svg:width="0.346cm" svg:height="0.286cm" svg:x="3.768cm" svg:y="0.37cm" svg:viewBox="0 0 347 287" svg:d="M193 114c-12-28-24-56-36-84-1-4-1-4-2-5 0-3 7-11 25-13 5 0 8 0 8-7 0-5-4-5-6-5-18 0-36 1-52 1-11 0-38-1-48-1-3 0-8 0-8 8 0 4 4 4 10 4 25 0 28 5 31 14 17 40 34 78 51 118-30 31-59 62-89 95-3 1-4 2-6 5-21 22-41 28-63 30-4 1-8 1-8 8 0 1 0 5 5 5 13 0 26-1 39-1 16 0 33 1 48 1 3 0 8 0 8-9 0-3-4-4-5-4-4 0-17-2-17-14 0-6 6-13 11-18 14-15 29-31 43-45 13-15 25-28 38-42 15 33 28 67 42 101 3 4 3 4 3 6 0 3-9 10-24 12-5 1-9 1-9 8 0 5 4 5 6 5 12 0 41-1 53-1 11 0 36 1 47 1 4 0 8 0 8-7 0-6-4-6-8-6-28 0-29-2-36-18-16-40-44-105-54-131 29-29 73-79 86-91 12-10 28-21 54-22 5 0 9 0 9-8-1-2 0-4-5-4-13 0-26 1-40 1-15 0-32-1-46-1-3 0-9 0-9 8 0 3 3 4 5 4 4 1 17 1 17 13 0 6-5 12-7 16-23 24-46 49-69 73z"><text:p/></draw:path><draw:path draw:style-name="gr182" draw:text-style-name="P38" svg:width="0.28cm" svg:height="0.099cm" svg:x="4.279cm" svg:y="0.50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83" draw:text-style-name="P38" svg:width="0.209cm" svg:height="0.19cm" svg:x="4.714cm" svg:y="0.471cm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2-29 44-33 5 16 19 33 44 33 45 0 69-54 69-65 0-4-4-4-6-4-4 0-4 2-5 4-14 46-43 55-56 55-17 0-23-13-23-27 0-10 2-18 7-38 5-19 10-38 14-57z"><text:p/></draw:path><draw:path draw:style-name="gr184" draw:text-style-name="P38" svg:width="0.19cm" svg:height="0.295cm" svg:x="4.966cm" svg:y="0.366cm" svg:viewBox="0 0 191 296" svg:d="M97 5c0-1 0-5-5-5-10 0-40 2-51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185" draw:text-style-name="P38" svg:width="0.097cm" svg:height="0.42cm" svg:x="5.199cm" svg:y="0.342cm" svg:viewBox="0 0 98 421" svg:d="M98 210c0-32-4-83-27-131-25-51-63-79-66-79s-5 1-5 5c0 1 0 1 8 9 41 41 65 108 65 196 0 73-15 146-67 199-6 6-6 6-6 7 0 4 2 5 5 5s42-29 67-81c22-47 26-94 26-130z"><text:p/></draw:path></draw:g></text:p>
        </text:list-item>
        <text:list-item>
          <text:p text:style-name="P14">On appelle variance de la variable aléatoire X le nombre noté V(x) et défini par : <draw:g text:anchor-type="as-char" svg:y="-0.651cm" draw:z-index="15" draw:style-name="gr1"><svg:title>TexMaths</svg:title><svg:desc>12§display§V(X) = \sum_{k=1}^{n}(xk - E(X))² \times P(X = xk)§svg§600§FALSE§</svg:desc><draw:path draw:style-name="gr137" draw:text-style-name="P37" svg:width="7.093cm" svg:height="1.121cm" svg:x="0.23cm" svg:y="0.023cm" svg:viewBox="0 0 7094 1122" svg:d="M0 0c2365 0 4729 0 7094 0 0 374 0 748 0 1122-2365 0-4729 0-7094 0 0-374 0-748 0-1122z"><text:p/></draw:path><draw:path draw:style-name="gr138" draw:text-style-name="P38" svg:width="0.299cm" svg:height="0.295cm" svg:x="0cm" svg:y="0.37cm" svg:viewBox="0 0 300 296" svg:d="M241 48c21-34 39-35 54-36 5 0 4-5 5-7 0-4-1-5-5-5-11 0-23 1-35 1-14 0-27-1-42-1-2 0-7 0-7 7 0 5 4 5 6 5 12 1 19 6 19 14 0 6-3 11-6 16-43 68-86 138-129 206-10-74-19-148-29-223 0-7 10-13 30-13 6 0 10 0 10-8 0-4-3-4-6-4-17 0-35 1-52 1-7 0-16-1-23-1-8 0-15 0-23 0-3 0-8 0-8 7 0 5 4 5 11 5 23 0 24 5 25 14 11 87 23 173 34 261 1 8 2 9 8 9s8-2 11-7c50-80 102-161 152-241z"><text:p/></draw:path><draw:path draw:style-name="gr139" draw:text-style-name="P38" svg:width="0.097cm" svg:height="0.42cm" svg:x="0.357cm" svg:y="0.342cm" svg:viewBox="0 0 98 421" svg:d="M98 416c0-1 0-1-7-8-53-53-67-133-67-198 0-73 17-146 68-199 6-5 6-5 6-6 0-4-2-5-4-5-4 0-42 29-68 82-21 46-26 93-26 128 0 34 5 84 28 132 25 52 62 79 66 79 2 0 4-1 4-5z"><text:p/></draw:path><draw:path draw:style-name="gr140" draw:text-style-name="P38" svg:width="0.347cm" svg:height="0.286cm" svg:x="0.491cm" svg:y="0.37cm" svg:viewBox="0 0 348 287" svg:d="M193 114c-12-28-23-56-35-84-1-4-1-4-2-5 0-3 7-11 25-13 4 0 9 0 9-7 0-5-5-5-6-5-18 0-36 1-54 1-10 0-36-1-47-1-3 0-7 0-7 8 0 4 3 4 9 4 25 0 28 5 31 14 17 40 34 78 51 118-30 31-60 62-90 95-1 1-4 2-5 5-20 22-41 28-62 30-5 1-10 1-10 8 0 1 0 5 6 5 13 0 26-1 40-1 15 0 32 1 46 1 4 0 9 0 9-9 0-3-4-3-5-4-5 0-18-2-18-14 0-6 7-13 12-18 14-15 29-31 43-45 12-15 25-28 37-42 15 33 29 67 44 101 1 4 2 4 2 6 0 3-8 10-25 12-5 1-9 1-9 8 0 5 5 5 8 5 10 0 40-1 52-1 11 0 36 1 47 1 3 0 9 0 9-7 0-6-5-6-9-6-27 0-29-2-36-18-17-40-44-105-54-131 29-29 72-79 87-91 12-10 27-21 52-22 6 0 10 0 10-8-2-2 0-4-6-4-12 0-26 1-40 1-15 0-31-1-46-1-3 0-8 0-8 8 0 3 3 4 5 4 4 1 17 1 17 13 0 6-5 12-8 16-23 24-46 49-69 73z"><text:p/></draw:path><draw:path draw:style-name="gr141" draw:text-style-name="P38" svg:width="0.096cm" svg:height="0.42cm" svg:x="0.887cm" svg:y="0.342cm" svg:viewBox="0 0 97 421" svg:d="M97 210c0-32-5-83-27-131-26-51-62-79-66-79-3 0-4 1-4 5 0 1 0 1 7 9 42 41 66 108 66 196 0 73-15 146-68 199-5 6-5 6-5 7 0 4 1 5 4 5 4 0 42-29 67-81 21-47 26-94 26-130z"><text:p/></draw:path><draw:path draw:style-name="gr142" draw:text-style-name="P38" svg:width="0.279cm" svg:height="0.099cm" svg:x="1.167cm" svg:y="0.503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143" draw:text-style-name="P38" svg:width="0.179cm" svg:height="0.132cm" svg:x="1.804cm" svg:y="0.001cm" svg:viewBox="0 0 180 133" svg:d="M23 112c-1 3-4 10-4 12 0 7 6 9 11 9s10-3 11-6 3-12 6-19c1-5 5-19 6-26 1-6 3-14 5-20 3-12 3-14 12-26 8-12 22-28 44-28 18 0 18 16 18 21 0 18-13 50-18 63-2 8-4 11-4 16 0 16 14 25 28 25 30 0 42-41 42-45s-2-3-4-4c-4 0-4 2-6 5-7 24-19 36-31 36-6 0-7-4-7-10 0-7 1-11 6-24 4-9 16-41 16-57 0-29-23-34-39-34-24 0-41 16-49 28-2-21-19-28-32-28-12 0-20 10-23 16-6 12-11 28-11 30 0 3 4 2 5 3 5 0 5-1 7-8 4-18 10-33 22-33 7 0 9 6 9 15 0 6-2 17-5 25-2 7-4 19-6 26-3 12-6 26-9 38z"><text:p/></draw:path><draw:path draw:style-name="gr144" draw:text-style-name="P38" svg:width="0.561cm" svg:height="0.588cm" svg:x="1.614cm" svg:y="0.258cm" svg:viewBox="0 0 562 589" svg:d="M511 589c17-45 34-90 51-134-4 0-8 0-11 0-16 43-61 72-109 85-9 1-51 13-131 13-85 0-169 0-255 0 72-84 143-168 215-252 3-3 4-5 4-7-1-2 0-1-4-6-65-89-131-179-195-268 76 0 153 0 230 0 56 0 95 6 98 6 23 4 60 11 94 33 10 6 38 25 53 59 3 0 7 0 11 0-17-40-34-78-51-118-167 0-332 0-499 0-10 0-10 0-11 2s-1 10-1 15c74 102 149 203 223 305-73 85-145 170-218 255-4 5-3 5-4 7 0 5 4 5 11 5 167 0 332 0 499 0z"><text:p/></draw:path><draw:path draw:style-name="gr145" draw:text-style-name="P38" svg:width="0.144cm" svg:height="0.207cm" svg:x="1.61cm" svg:y="0.959cm" svg:viewBox="0 0 145 208" svg:d="M71 8c0-1 1-3 1-4 0-2-1-4-5-4-6 0-30 2-38 2-1 2-6 2-6 8 0 3 5 3 7 3 14 0 14 3 14 5s0 4-1 6c-13 56-27 112-41 168-2 5-2 5-2 6 0 5 4 10 11 10s12-6 13-14c1-1 13-52 14-56 22 2 39 8 39 24 0 1 0 2-1 6-2 5-2 6-2 8 0 22 17 32 32 32 28 0 25-30 37-46 0-4-4-4-5-4-4 0-4 2-5 8-3 12-12 33-26 33-9 0-11-7-11-15 0-5 0-6 2-14 0-1 2-6 2-9 0-25-35-30-48-31 8-5 19-15 25-20 14-14 29-27 45-27 4 0 8 1 10 3-12 3-14 12-14 17 0 6 4 11 10 11 9 0 17-6 17-19 0-10-7-21-23-21s-31 12-46 27c-12 11-22 20-34 25 10-40 19-78 29-118z"><text:p/></draw:path><draw:path draw:style-name="gr146" draw:text-style-name="P38" svg:width="0.217cm" svg:height="0.078cm" svg:x="1.795cm" svg:y="1.05cm" svg:viewBox="0 0 218 79" svg:d="M206 14c5 0 12 0 12-7s-7-7-12-7c-64 0-129 0-194 0-5 0-12 0-12 7s7 7 12 7c65 0 130 0 194 0zM206 79c5 0 12 0 12-7s-7-7-12-7c-64 0-129 0-194 0-5 0-12 0-12 7s7 7 12 7c65 0 130 0 194 0z"><text:p/></draw:path><draw:path draw:style-name="gr147" draw:text-style-name="P38" svg:width="0.106cm" svg:height="0.195cm" svg:x="2.066cm" svg:y="0.967cm" svg:viewBox="0 0 107 196" svg:d="M66 8c0-8 0-8-8-8-20 19-46 19-58 19 0 4 0 7 0 11 7 0 26 0 42-8 0 50 0 99 0 150 0 9 0 13-29 13-3 0-7 0-11 0 0 3 0 7 0 11 5 0 41-2 52-2 10 0 47 2 53 2 0-4 0-8 0-11-4 0-7 0-11 0-30 0-30-4-30-13 0-54 0-110 0-164z"><text:p/></draw:path><draw:path draw:style-name="gr148" draw:text-style-name="P38" svg:width="0.096cm" svg:height="0.42cm" svg:x="2.244cm" svg:y="0.342cm" svg:viewBox="0 0 97 421" svg:d="M97 416c0-1 0-1-7-8-53-53-66-133-66-198 0-73 17-146 68-199 5-5 5-5 5-6 0-4-1-5-3-5-5 0-42 29-68 82-21 46-26 93-26 128 0 34 5 84 28 132 25 52 61 79 66 79 2 0 3-1 3-5z"><text:p/></draw:path><draw:path draw:style-name="gr149" draw:text-style-name="P38" svg:width="0.209cm" svg:height="0.19cm" svg:x="2.378cm" svg:y="0.471cm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5-15-15c-12 0-23 11-23 24 0 19 20 28 40 28 27 0 43-29 44-33 5 16 20 33 46 33 43 0 67-54 67-65 0-4-4-4-5-4-4 0-5 2-6 4-13 46-42 55-55 55-17 0-24-13-24-27 0-10 2-18 7-38 5-19 10-38 14-57z"><text:p/></draw:path><draw:path draw:style-name="gr150" draw:text-style-name="P38" svg:width="0.19cm" svg:height="0.295cm" svg:x="2.63cm" svg:y="0.366cm" svg:viewBox="0 0 191 296" svg:d="M97 5c0-1 0-5-5-5-9 0-40 2-51 4-4 1-9 1-9 8 0 5 4 5 11 5 21 0 21 3 21 7 0 2-2 6-2 8-20 82-40 162-61 244-1 5-1 6-1 8 0 10 8 12 12 12 6 0 12-3 14-8 3-4 22-82 24-92 15 1 48 8 48 36 0 2 0 4-1 8 0 5-1 10-1 14 0 26 17 42 38 42 14 0 24-7 34-22 11-18 16-41 16-42 0-4-4-4-5-4-5 0-5 1-6 7-9 30-18 52-37 52-9 0-14-4-14-19 0-8 2-17 4-24 1-8 1-9 1-14 0-26-26-39-62-44 13-7 26-20 36-30 20-23 39-41 60-41 3 0 3 0 5 0 4 1 4 1 8 4 1 0 1 1 1 1-19 1-24 18-24 23 0 7 5 15 17 15 11 0 23-9 23-26 0-12-10-26-29-26-12 0-31 3-61 37-15 15-31 32-47 39 14-58 29-118 43-177z"><text:p/></draw:path><draw:path draw:style-name="gr151" draw:text-style-name="P38" svg:width="0.257cm" svg:height="0.017cm" svg:x="2.968cm" svg:y="0.543cm" svg:viewBox="0 0 258 18" svg:d="M242 18c8 0 16-1 16-10 0-8-8-8-16-8-75 0-152 0-228 0-7 0-14 0-14 8 0 9 7 10 14 10 76 0 153 0 228 0z"><text:p/></draw:path><draw:path draw:style-name="gr152" draw:text-style-name="P38" svg:width="0.305cm" svg:height="0.285cm" svg:x="3.37cm" svg:y="0.372cm" svg:viewBox="0 0 306 286" svg:d="M283 187c1-1 1-3 3-5 0-1 0-4-6-4-4 0-4 2-5 4-28 63-43 90-115 90-21 0-41 0-62 0-6 0-7 0-9 0-5 0-6-1-6-4 0-2 0-2 2-10 10-38 19-76 29-114 14 0 28 0 42 0 36 0 36 8 36 19 0 3 0 7-4 21-1 2-1 3-1 4 0 3 3 5 6 5 4 0 5-2 6-8 9-33 16-66 24-99 0-3-2-4-5-4s-4 2-6 7c-9 32-16 42-55 42-13 0-26 0-39 0 8-34 16-69 25-102 3-15 3-17 23-17 19 0 39 0 58 0 52 0 65 13 65 47 0 11 0 12-2 23 0 2 0 4 0 7 0 1 1 6 5 6s6-4 6-11c2-24 6-49 8-73 1-11 0-11-11-11-71 0-143 0-213 0-9 0-12 0-12 8 0 4 3 4 12 4 15 0 26 0 26 8 0 2 0 3-1 10-19 74-37 149-57 223-3 17-4 19-38 19-7 0-12 0-12 9 0 5 5 5 12 5 73 0 146 0 220 0 9 0 9 0 13-8 13-31 25-61 38-91z"><text:p/></draw:path><draw:path draw:style-name="gr153" draw:text-style-name="P38" svg:width="0.096cm" svg:height="0.42cm" svg:x="3.732cm" svg:y="0.342cm" svg:viewBox="0 0 97 421" svg:d="M97 416c0-1 0-1-7-8-53-53-66-133-66-198 0-73 16-146 68-199 5-5 5-5 5-6 0-4-1-5-3-5-5 0-44 29-68 82-21 46-26 93-26 128 0 34 4 84 28 132 25 52 61 79 66 79 2 0 3-1 3-5z"><text:p/></draw:path><draw:path draw:style-name="gr154" draw:text-style-name="P38" svg:width="0.346cm" svg:height="0.286cm" svg:x="3.865cm" svg:y="0.37cm" svg:viewBox="0 0 347 287" svg:d="M193 114c-12-28-24-56-36-84-1-4-1-4-1-5 0-3 7-11 24-13 5 0 8 0 8-7 0-5-4-5-6-5-16 0-34 1-52 1-11 0-38-1-48-1-3 0-8 0-8 8 0 4 5 4 10 4 25 0 28 5 32 14 17 40 33 78 50 118-30 31-59 62-89 95-3 1-4 2-6 5-21 22-40 28-61 30-6 1-10 1-10 8 0 1 0 5 5 5 13 0 27-1 41-1 15 0 31 1 46 1 3 0 8 0 8-9 0-3-4-4-5-4-4 0-17-2-17-14 0-6 6-13 11-18 14-15 29-31 43-45 13-15 25-28 38-42 15 33 28 67 42 101 3 4 3 4 3 6 0 3-9 10-24 12-5 1-9 1-9 8 0 5 5 5 6 5 12 0 41-1 53-1 11 0 37 1 47 1 4 0 8 0 8-7 0-6-4-6-7-6-29 0-30-2-37-18-16-40-44-105-54-131 29-29 73-79 86-91 12-10 29-21 54-22 5 0 9 0 9-8-1-2 0-4-5-4-13 0-26 1-40 1-15 0-31-1-46-1-3 0-9 0-9 8 0 3 3 4 5 4 5 1 17 1 17 13 0 6-4 12-7 16-23 24-46 49-69 73z"><text:p/></draw:path><draw:path draw:style-name="gr155" draw:text-style-name="P38" svg:width="0.097cm" svg:height="0.42cm" svg:x="4.26cm" svg:y="0.342cm" svg:viewBox="0 0 98 421" svg:d="M98 210c0-32-4-83-27-131-27-51-63-79-66-79s-5 1-5 5c0 1 0 1 8 9 41 41 65 108 65 196 0 73-15 146-67 199-6 6-6 6-6 7 0 4 2 5 5 5s42-29 67-81c20-47 26-94 26-130z"><text:p/></draw:path><draw:path draw:style-name="gr156" draw:text-style-name="P38" svg:width="0.096cm" svg:height="0.42cm" svg:x="4.424cm" svg:y="0.342cm" svg:viewBox="0 0 97 421" svg:d="M97 210c0-32-3-83-27-131-26-51-62-79-66-79-3 0-4 1-4 5 0 1 0 1 8 9 41 41 65 108 65 196 0 73-15 146-68 199-5 6-5 6-5 7 0 4 1 5 4 5 4 0 43-29 67-81 21-47 26-94 26-130z"><text:p/></draw:path><draw:path draw:style-name="gr157" draw:text-style-name="P38" svg:width="0.203cm" svg:height="0.202cm" svg:x="4.719cm" svg:y="0.451cm" svg:viewBox="0 0 204 203" svg:d="M102 90c-28-28-56-56-84-84-5-5-6-6-10-6-3 0-8 4-8 8 0 3 1 4 6 9 28 27 56 56 84 84-28 29-56 56-84 85-5 5-6 6-6 8 0 5 5 9 8 9 4 0 5-1 10-6 28-28 56-57 84-84 29 29 59 59 88 87 2 0 3 3 6 3 4 0 8-4 8-9 0-1 0-2-1-4 0-2-67-68-89-89 25-25 52-52 77-77 2-2 8-7 11-11 1 0 2-2 2-5 0-4-4-8-8-8s-5 1-10 6c-28 28-56 56-84 84z"><text:p/></draw:path><draw:path draw:style-name="gr158" draw:text-style-name="P38" svg:width="0.3cm" svg:height="0.286cm" svg:x="5.096cm" svg:y="0.37cm" svg:viewBox="0 0 301 287" svg:d="M110 154c24 0 48 0 72 0 60 0 119-44 119-90 0-33-27-64-83-64-45 0-91 0-136 0-9 0-14 0-14 7 0 5 4 5 14 5 4 0 12 1 18 1 6 1 8 3 8 7 0 2 0 3-1 8-19 75-37 151-57 226-4 17-4 20-38 20-7 0-12 0-12 8 0 5 5 5 6 5 12 0 42-1 54-1 8 0 18 1 26 1 10 0 20 0 28 0 4 0 8 0 8-9 0-4-3-4-12-4-15 0-26 0-26-8 0-2 0-4 1-7 9-36 17-71 25-105zM142 29c3-16 4-17 22-17 14 0 27 0 40 0 36 0 58 12 58 41 0 17-9 53-24 68-22 18-47 22-66 22-20 0-40 0-59 0 9-39 19-76 29-114z"><text:p/></draw:path><draw:path draw:style-name="gr159" draw:text-style-name="P38" svg:width="0.097cm" svg:height="0.42cm" svg:x="5.45cm" svg:y="0.342cm" svg:viewBox="0 0 98 421" svg:d="M98 416c0-1 0-1-7-8-53-53-66-133-66-198 0-73 16-146 67-199 6-5 6-5 6-6 0-4-2-5-4-5-4 0-42 29-68 82-21 46-26 93-26 128 0 34 5 84 28 132 25 52 62 79 66 79 2 0 4-1 4-5z"><text:p/></draw:path><draw:path draw:style-name="gr160" draw:text-style-name="P38" svg:width="0.346cm" svg:height="0.286cm" svg:x="5.584cm" svg:y="0.37cm" svg:viewBox="0 0 347 287" svg:d="M193 114c-12-28-24-56-36-84-1-4-1-4-2-5 0-3 7-11 25-13 4 0 8 0 8-7 0-5-4-5-6-5-18 0-36 1-54 1-9 0-36-1-46-1-3 0-8 0-8 8 0 4 4 4 10 4 25 0 28 5 31 14 17 40 34 78 51 118-30 31-59 62-89 95-3 1-4 2-6 5-21 22-41 28-63 30-4 1-8 1-8 8 0 1 0 5 5 5 13 0 26-1 39-1 16 0 33 1 48 1 3 0 8 0 8-9 0-3-4-3-5-4-5 0-17-2-17-14 0-6 6-13 11-18 14-15 29-31 43-45 13-15 25-28 38-42 15 33 28 67 42 101 2 4 3 4 3 6 0 3-9 10-25 12-4 1-9 1-9 8 0 5 5 5 7 5 11 0 41-1 53-1 11 0 36 1 47 1 2 0 8 0 8-7 0-6-4-6-8-6-28 0-29-2-36-18-17-40-44-105-54-131 29-29 73-79 86-91 12-10 28-21 53-22 6 0 10 0 10-8-1-2 0-4-5-4-13 0-28 1-40 1-15 0-32-1-46-1-4 0-9 0-9 8 0 3 3 4 5 4 4 1 17 1 17 13 0 6-5 12-9 16-22 24-44 49-67 73z"><text:p/></draw:path><draw:path draw:style-name="gr161" draw:text-style-name="P38" svg:width="0.28cm" svg:height="0.099cm" svg:x="6.095cm" svg:y="0.50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62" draw:text-style-name="P38" svg:width="0.209cm" svg:height="0.19cm" svg:x="6.53cm" svg:y="0.471cm" svg:viewBox="0 0 210 191" svg:d="M128 59c3-11 12-49 42-49 2 0 12 0 21 4-12 3-21 14-21 23 0 7 5 16 17 16 9 0 23-9 23-25 0-22-25-28-40-28-25 0-39 23-44 32-11-27-34-32-46-32-44 0-68 54-68 65 0 5 5 5 6 5 2 0 5-2 5-5 14-45 42-55 56-55 9 0 23 3 23 27 0 13-7 42-23 101-6 26-21 43-39 43-3 0-12 0-22-5 11-2 20-10 20-22s-9-15-15-15c-13 0-23 11-23 24 0 19 20 28 40 28 27 0 42-29 43-33 6 16 20 33 45 33 45 0 69-54 69-65 0-4-5-4-6-4-4 0-4 2-5 4-14 46-43 55-56 55-17 0-23-13-23-27 0-10 2-18 7-38 5-19 10-38 14-57z"><text:p/></draw:path><draw:path draw:style-name="gr163" draw:text-style-name="P38" svg:width="0.19cm" svg:height="0.295cm" svg:x="6.782cm" svg:y="0.366cm" svg:viewBox="0 0 191 296" svg:d="M97 5c0-1 0-5-6-5-9 0-39 2-50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164" draw:text-style-name="P38" svg:width="0.097cm" svg:height="0.42cm" svg:x="7.015cm" svg:y="0.342cm" svg:viewBox="0 0 98 421" svg:d="M98 210c0-32-4-83-27-131-27-51-63-79-66-79s-5 1-5 5c0 1 0 1 8 9 41 41 65 108 65 196 0 73-15 146-67 199-6 6-6 6-6 7 0 4 2 5 5 5s42-29 67-81c22-47 26-94 26-130z"><text:p/></draw:path></draw:g></text:p>
        </text:list-item>
        <text:list-item>
          <text:p text:style-name="P14">On appelle écart-type de la variable aléatoire X le nombre noté <draw:g text:anchor-type="as-char" svg:y="-0.4cm" draw:z-index="16" draw:style-name="gr1"><svg:title>TexMaths</svg:title><svg:desc>12§display§\sigma (X) = \sqrt{V(X)}§svg§600§FALSE§</svg:desc><draw:path draw:style-name="gr125" draw:text-style-name="P37" svg:width="2.955cm" svg:height="0.46cm" svg:x="0.006cm" svg:y="0.022cm" svg:viewBox="0 0 2956 461" svg:d="M0 0c985 0 1971 0 2956 0 0 154 0 308 0 461-985 0-1971 0-2956 0 0-153 0-307 0-461z"><text:p/></draw:path><draw:path draw:style-name="gr126" draw:text-style-name="P38" svg:width="0.221cm" svg:height="0.185cm" svg:x="0.001cm" svg:y="0.217cm" svg:viewBox="0 0 222 186" svg:d="M202 24c6 0 20 0 20-14 0-10-8-10-16-10-32 0-63 0-96 0-63 0-110 70-110 119 0 37 24 67 62 67 51 0 106-51 106-116 0-6 0-27-12-46 16 0 30 0 46 0zM64 177c-22 0-39-15-39-46 0-12 6-47 21-72 18-29 43-35 57-35 35 0 39 28 39 41 0 20-9 54-23 76-17 25-40 36-55 36z"><text:p/></draw:path><draw:path draw:style-name="gr127" draw:text-style-name="P38" svg:width="0.097cm" svg:height="0.42cm" svg:x="0.282cm" svg:y="0.083cm" svg:viewBox="0 0 98 421" svg:d="M98 416c0-1 0-3-7-10-53-53-66-132-66-196 0-73 16-146 67-198 6-6 6-6 6-7 0-4-2-5-4-5-4 0-42 29-68 82-20 47-26 93-26 128 0 34 5 83 29 131 25 52 61 80 65 80 2 0 4-2 4-5z"><text:p/></draw:path><draw:path draw:style-name="gr128" draw:text-style-name="P38" svg:width="0.346cm" svg:height="0.285cm" svg:x="0.416cm" svg:y="0.111cm" svg:viewBox="0 0 347 286" svg:d="M193 114c-12-27-24-56-36-84-1-4-1-4-2-5 0-2 7-11 25-13 5 0 8 0 8-7 0-5-4-5-6-5-18 0-36 1-54 1-9 0-36-1-46-1-3 0-8 0-8 8 0 4 4 4 10 4 25 0 28 5 31 14 17 39 34 77 51 117-30 31-59 64-89 96-3 1-4 3-6 5-21 22-41 28-63 29-4 0-8 0-8 8 0 1 0 5 5 5 13 0 26-1 39-1 16 0 33 1 48 1 3 0 8 0 8-8 0-5-4-3-5-5-4 0-17-1-17-12 0-6 6-13 11-18 14-16 29-32 43-46 13-14 25-29 38-42 15 34 28 67 42 101 2 5 3 5 3 6 0 4-9 10-25 11-4 0-9 1-9 8 0 5 5 5 7 5 11 0 41-1 53-1 11 0 36 1 47 1 2 0 8 0 8-8 0-5-4-5-8-5-28 0-29-1-36-17-17-40-44-106-54-131 29-29 73-79 86-91 12-10 28-20 53-22 6 0 10 0 10-8-1-2 0-4-5-4-13 0-28 1-40 1-15 0-32-1-46-1-4 0-9 0-9 8 0 3 3 4 5 4 4 1 17 2 17 13 0 6-5 12-9 16-22 24-44 49-67 73z"><text:p/></draw:path><draw:path draw:style-name="gr129" draw:text-style-name="P38" svg:width="0.096cm" svg:height="0.42cm" svg:x="0.811cm" svg:y="0.083cm" svg:viewBox="0 0 97 421" svg:d="M97 210c0-32-5-83-27-131-26-51-62-79-66-79-3 0-4 2-4 5 0 1 0 1 7 9 42 41 66 109 66 196 0 71-15 146-68 199-5 4-5 6-5 7 0 2 1 5 4 5 4 0 42-29 67-83 21-46 26-92 26-128z"><text:p/></draw:path><draw:path draw:style-name="gr130" draw:text-style-name="P38" svg:width="0.279cm" svg:height="0.098cm" svg:x="1.092cm" svg:y="0.243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131" draw:text-style-name="P38" svg:width="0.383cm" svg:height="0.504cm" svg:x="1.558cm" svg:y="0cm" svg:viewBox="0 0 384 505" svg:d="M133 505c13 0 13-1 17-9 77-160 155-319 232-479 2-6 2-7 2-9 0-4-4-8-8-8-6 0-8 4-10 8-72 151-145 302-217 452-30-68-60-138-90-206-19 14-40 28-59 43 2 2 5 5 7 7 10-7 21-14 30-23 33 75 64 149 96 224z"><text:p/></draw:path><draw:path draw:style-name="gr132" draw:text-style-name="P38" svg:width="1.049cm" svg:height="0.016cm" svg:x="1.933cm" svg:y="0cm" svg:viewBox="0 0 1050 17" svg:d="M0 0c350 0 700 0 1050 0 0 6 0 11 0 17-350 0-700 0-1050 0 0-6 0-11 0-17z"><text:p/></draw:path><draw:path draw:style-name="gr133" draw:text-style-name="P38" svg:width="0.299cm" svg:height="0.295cm" svg:x="1.957cm" svg:y="0.111cm" svg:viewBox="0 0 300 296" svg:d="M241 48c21-34 39-35 54-36 5 0 4-5 5-7 0-4-2-5-5-5-12 0-24 1-35 1-14 0-28-1-42-1-2 0-8 0-8 7 0 5 4 5 7 5 11 1 19 6 19 14 0 6-3 11-6 16-43 69-86 137-129 206-10-75-19-149-29-223 0-7 10-13 29-13 6 0 11 0 11-8 0-4-4-4-6-4-17 0-35 1-52 1-8 0-17-1-24-1-8 0-16 0-23 0-2 0-7 0-7 7 0 5 4 5 10 5 24 0 24 5 26 14 11 87 22 173 32 260 2 8 4 10 9 10 7 0 8-3 12-9 50-79 102-160 152-239z"><text:p/></draw:path><draw:path draw:style-name="gr134" draw:text-style-name="P38" svg:width="0.096cm" svg:height="0.42cm" svg:x="2.315cm" svg:y="0.083cm" svg:viewBox="0 0 97 421" svg:d="M97 416c0-1 0-3-7-10-53-53-66-132-66-196 0-73 16-146 68-198 5-6 5-6 5-7 0-4-1-5-3-5-5 0-42 29-68 82-21 47-26 93-26 128 0 34 5 83 28 131 25 52 61 80 66 80 2 0 3-2 3-5z"><text:p/></draw:path><draw:path draw:style-name="gr135" draw:text-style-name="P38" svg:width="0.347cm" svg:height="0.285cm" svg:x="2.448cm" svg:y="0.111cm" svg:viewBox="0 0 348 286" svg:d="M193 114c-12-27-24-56-36-84-1-4-1-4-1-5 0-2 7-11 24-13 5 0 8 0 8-7 0-5-4-5-6-5-16 0-34 1-52 1-11 0-38-1-47-1-4 0-9 0-9 8 0 4 5 4 10 4 25 0 29 5 32 14 17 39 33 77 50 117-30 31-59 64-89 96-3 1-4 3-6 5-21 22-40 28-61 29-6 0-10 0-10 8 0 1 0 5 6 5 12 0 26-1 40-1 15 0 31 1 46 1 3 0 8 0 8-8 0-5-4-5-5-5-4 0-17-1-17-12 0-6 6-13 12-18 14-16 28-32 42-46 13-14 25-29 38-42 15 34 28 67 42 101 3 5 3 5 3 6 0 4-7 10-24 11-5 0-9 1-9 8 0 5 5 5 6 5 12 0 42-1 53-1s37 1 47 1c4 0 8 0 8-8 0-5-3-5-7-5-29 0-30-1-37-17-16-40-44-106-54-131 29-29 73-79 86-91 12-10 29-20 54-22 5 0 10 0 10-8-2-2 0-4-6-4-13 0-26 1-40 1-15 0-31-1-46-1-3 0-9 0-9 8 0 3 3 4 5 4 5 1 18 2 18 13 0 6-5 12-8 16-23 24-46 49-69 73z"><text:p/></draw:path><draw:path draw:style-name="gr136" draw:text-style-name="P38" svg:width="0.097cm" svg:height="0.42cm" svg:x="2.843cm" svg:y="0.083cm" svg:viewBox="0 0 98 421" svg:d="M98 210c0-32-4-83-27-131-27-51-63-79-66-79s-5 2-5 5c0 1 0 1 8 9 41 41 65 109 65 196 0 71-15 146-67 199-6 4-6 6-6 7 0 2 2 5 5 5s42-29 67-83c20-46 26-92 26-128z"><text:p/></draw:path></draw:g></text:p>
          <text:p text:style-name="P14"/>
        </text:list-item>
      </text:list>
      <text:p text:style-name="P13"/>
      <text:p text:style-name="P13">Ex 3</text:p>
      <text:p text:style-name="P13">E(X) = x1 * P(X = x1) + x2 * P(X = x2) + … + xn * P(X = xn)</text:p>
      <text:p text:style-name="P13"/>
      <text:p text:style-name="P16">1) E(X) = -3 * <draw:g text:anchor-type="as-char" svg:y="-0.57cm" draw:z-index="17" draw:style-name="gr1"><svg:title>TexMaths</svg:title><svg:desc>12§display§\frac{1}{3}§svg§600§FALSE§</svg:desc><draw:path draw:style-name="gr121" draw:text-style-name="P37" svg:width="0.165cm" svg:height="0.819cm" svg:x="0.022cm" svg:y="0.022cm" svg:viewBox="0 0 166 820" svg:d="M0 0c55 0 111 0 166 0 0 274 0 546 0 820-55 0-111 0-166 0 0-274 0-546 0-820z"><text:p/></draw:path><draw:path draw:style-name="gr122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23" draw:text-style-name="P38" svg:width="0.208cm" svg:height="0.016cm" svg:x="0cm" svg:y="0.452cm" svg:viewBox="0 0 209 17" svg:d="M0 0c70 0 139 0 209 0 0 6 0 11 0 17-70 0-139 0-209 0 0-6 0-11 0-17z"><text:p/></draw:path><draw:path draw:style-name="gr124" draw:text-style-name="P38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4 * <draw:g text:anchor-type="as-char" svg:y="-0.561cm" draw:z-index="18" draw:style-name="gr1"><svg:title>TexMaths</svg:title><svg:desc>12§display§ \frac{1}{2}§svg§600§FALSE§</svg:desc><draw:path draw:style-name="gr117" draw:text-style-name="P37" svg:width="0.165cm" svg:height="0.81cm" svg:x="0.022cm" svg:y="0.022cm" svg:viewBox="0 0 166 811" svg:d="M0 0c55 0 111 0 166 0 0 270 0 540 0 811-55 0-111 0-166 0 0-271 0-541 0-811z"><text:p/></draw:path><draw:path draw:style-name="gr118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19" draw:text-style-name="P38" svg:width="0.208cm" svg:height="0.016cm" svg:x="0cm" svg:y="0.45cm" svg:viewBox="0 0 209 17" svg:d="M0 0c70 0 139 0 209 0 0 6 0 11 0 17-70 0-139 0-209 0 0-6 0-11 0-17z"><text:p/></draw:path><draw:path draw:style-name="gr120" draw:text-style-name="P38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5 * <draw:g text:anchor-type="as-char" svg:y="-0.57cm" draw:z-index="19" draw:style-name="gr1"><svg:title>TexMaths</svg:title><svg:desc>12§display§\frac{1}{6}§svg§600§FALSE§</svg:desc><draw:path draw:style-name="gr113" draw:text-style-name="P37" svg:width="0.165cm" svg:height="0.819cm" svg:x="0.022cm" svg:y="0.022cm" svg:viewBox="0 0 166 820" svg:d="M0 0c55 0 111 0 166 0 0 274 0 546 0 820-55 0-111 0-166 0 0-274 0-546 0-820z"><text:p/></draw:path><draw:path draw:style-name="gr114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15" draw:text-style-name="P38" svg:width="0.208cm" svg:height="0.016cm" svg:x="0cm" svg:y="0.452cm" svg:viewBox="0 0 209 17" svg:d="M0 0c70 0 139 0 209 0 0 6 0 11 0 17-70 0-139 0-209 0 0-6 0-11 0-17z"><text:p/></draw:path><draw:path draw:style-name="gr116" draw:text-style-name="P38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20" draw:style-name="gr1"><svg:title>TexMaths</svg:title><svg:desc>12§display§\frac{1}{3}§svg§600§FALSE§</svg:desc><draw:path draw:style-name="gr109" draw:text-style-name="P37" svg:width="0.165cm" svg:height="0.819cm" svg:x="0.022cm" svg:y="0.022cm" svg:viewBox="0 0 166 820" svg:d="M0 0c55 0 111 0 166 0 0 274 0 546 0 820-55 0-111 0-166 0 0-274 0-546 0-820z"><text:p/></draw:path><draw:path draw:style-name="gr110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11" draw:text-style-name="P38" svg:width="0.208cm" svg:height="0.016cm" svg:x="0cm" svg:y="0.452cm" svg:viewBox="0 0 209 17" svg:d="M0 0c70 0 139 0 209 0 0 6 0 11 0 17-70 0-139 0-209 0 0-6 0-11 0-17z"><text:p/></draw:path><draw:path draw:style-name="gr112" draw:text-style-name="P38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<text:p text:style-name="P16"/>
      <text:p text:style-name="P17">2) V(X) = <draw:g text:anchor-type="as-char" svg:y="-0.566cm" draw:z-index="30" draw:style-name="gr1"><svg:title>TexMaths</svg:title><svg:desc>12§display§\frac{100}{3}§svg§600§FALSE§</svg:desc><draw:path draw:style-name="gr60" draw:text-style-name="P37" svg:width="0.588cm" svg:height="0.82cm" svg:x="0.022cm" svg:y="0.022cm" svg:viewBox="0 0 589 821" svg:d="M0 0c196 0 393 0 589 0 0 274 0 547 0 821-196 0-393 0-589 0 0-274 0-547 0-821z"><text:p/></draw:path><draw:path draw:style-name="gr61" draw:text-style-name="P38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62" draw:text-style-name="P38" svg:width="0.177cm" svg:height="0.29cm" svg:x="0.228cm" svg:y="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63" draw:text-style-name="P38" svg:width="0.177cm" svg:height="0.29cm" svg:x="0.438cm" svg:y="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64" draw:text-style-name="P38" svg:width="0.631cm" svg:height="0.016cm" svg:x="0.001cm" svg:y="0.452cm" svg:viewBox="0 0 632 17" svg:d="M0 0c210 0 422 0 632 0 0 6 0 11 0 17-210 0-422 0-632 0 0-6 0-11 0-17z"><text:p/></draw:path><draw:path draw:style-name="gr65" draw:text-style-name="P38" svg:width="0.174cm" svg:height="0.29cm" svg:x="0.229cm" svg:y="0.574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text:s/>* <draw:g text:anchor-type="as-char" svg:y="-0.57cm" draw:z-index="31" draw:style-name="gr1"><svg:title>TexMaths</svg:title><svg:desc>12§display§\frac{1}{3}§svg§600§FALSE§</svg:desc><draw:path draw:style-name="gr56" draw:text-style-name="P37" svg:width="0.165cm" svg:height="0.819cm" svg:x="0.022cm" svg:y="0.022cm" svg:viewBox="0 0 166 820" svg:d="M0 0c55 0 111 0 166 0 0 274 0 546 0 820-55 0-111 0-166 0 0-274 0-546 0-820z"><text:p/></draw:path><draw:path draw:style-name="gr57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58" draw:text-style-name="P38" svg:width="0.208cm" svg:height="0.016cm" svg:x="0cm" svg:y="0.452cm" svg:viewBox="0 0 209 17" svg:d="M0 0c70 0 139 0 209 0 0 6 0 11 0 17-70 0-139 0-209 0 0-6 0-11 0-17z"><text:p/></draw:path><draw:path draw:style-name="gr59" draw:text-style-name="P38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<draw:g text:anchor-type="as-char" svg:y="-0.572cm" draw:z-index="32" draw:style-name="gr1"><svg:title>TexMaths</svg:title><svg:desc>12§display§\frac{4}{9}§svg§600§FALSE§</svg:desc><draw:path draw:style-name="gr52" draw:text-style-name="P37" svg:width="0.165cm" svg:height="0.823cm" svg:x="0.022cm" svg:y="0.021cm" svg:viewBox="0 0 166 824" svg:d="M0 0c55 0 111 0 166 0 0 275 0 550 0 824-55 0-111 0-166 0 0-274 0-549 0-824z"><text:p/></draw:path><draw:path draw:style-name="gr53" draw:text-style-name="P38" svg:width="0.184cm" svg:height="0.285cm" svg:x="0.012cm" svg:y="0.001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54" draw:text-style-name="P38" svg:width="0.208cm" svg:height="0.016cm" svg:x="0cm" svg:y="0.457cm" svg:viewBox="0 0 209 17" svg:d="M0 0c70 0 139 0 209 0 0 6 0 11 0 17-70 0-139 0-209 0 0-6 0-11 0-17z"><text:p/></draw:path><draw:path draw:style-name="gr55" draw:text-style-name="P38" svg:width="0.172cm" svg:height="0.289cm" svg:x="0.018cm" svg:y="0.578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text:s/>* <draw:g text:anchor-type="as-char" svg:y="-0.561cm" draw:z-index="33" draw:style-name="gr1"><svg:title>TexMaths</svg:title><svg:desc>12§display§ \frac{1}{2}§svg§600§FALSE§</svg:desc><draw:path draw:style-name="gr48" draw:text-style-name="P37" svg:width="0.165cm" svg:height="0.81cm" svg:x="0.022cm" svg:y="0.022cm" svg:viewBox="0 0 166 811" svg:d="M0 0c55 0 111 0 166 0 0 270 0 540 0 811-55 0-111 0-166 0 0-271 0-541 0-811z"><text:p/></draw:path><draw:path draw:style-name="gr49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50" draw:text-style-name="P38" svg:width="0.208cm" svg:height="0.016cm" svg:x="0cm" svg:y="0.45cm" svg:viewBox="0 0 209 17" svg:d="M0 0c70 0 139 0 209 0 0 6 0 11 0 17-70 0-139 0-209 0 0-6 0-11 0-17z"><text:p/></draw:path><draw:path draw:style-name="gr51" draw:text-style-name="P38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<draw:g text:anchor-type="as-char" svg:y="-0.566cm" draw:z-index="34" draw:style-name="gr1"><svg:title>TexMaths</svg:title><svg:desc>12§display§\frac{196}{9}§svg§600§FALSE§</svg:desc><draw:path draw:style-name="gr42" draw:text-style-name="P37" svg:width="0.588cm" svg:height="0.82cm" svg:x="0.022cm" svg:y="0.022cm" svg:viewBox="0 0 589 821" svg:d="M0 0c196 0 393 0 589 0 0 274 0 547 0 821-196 0-393 0-589 0 0-274 0-547 0-821z"><text:p/></draw:path><draw:path draw:style-name="gr43" draw:text-style-name="P38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44" draw:text-style-name="P38" svg:width="0.174cm" svg:height="0.29cm" svg:x="0.229cm" svg:y="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45" draw:text-style-name="P38" svg:width="0.174cm" svg:height="0.29cm" svg:x="0.439cm" svg:y="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46" draw:text-style-name="P38" svg:width="0.631cm" svg:height="0.016cm" svg:x="0.001cm" svg:y="0.452cm" svg:viewBox="0 0 632 17" svg:d="M0 0c210 0 422 0 632 0 0 6 0 11 0 17-210 0-422 0-632 0 0-6 0-11 0-17z"><text:p/></draw:path><draw:path draw:style-name="gr47" draw:text-style-name="P38" svg:width="0.174cm" svg:height="0.29cm" svg:x="0.229cm" svg:y="0.574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text:s/>* <draw:g text:anchor-type="as-char" svg:y="-0.57cm" draw:z-index="35" draw:style-name="gr1"><svg:title>TexMaths</svg:title><svg:desc>12§display§\frac{1}{6}§svg§600§FALSE§</svg:desc><draw:path draw:style-name="gr38" draw:text-style-name="P37" svg:width="0.165cm" svg:height="0.819cm" svg:x="0.022cm" svg:y="0.022cm" svg:viewBox="0 0 166 820" svg:d="M0 0c55 0 111 0 166 0 0 274 0 546 0 820-55 0-111 0-166 0 0-274 0-546 0-820z"><text:p/></draw:path><draw:path draw:style-name="gr39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40" draw:text-style-name="P38" svg:width="0.208cm" svg:height="0.016cm" svg:x="0cm" svg:y="0.452cm" svg:viewBox="0 0 209 17" svg:d="M0 0c70 0 139 0 209 0 0 6 0 11 0 17-70 0-139 0-209 0 0-6 0-11 0-17z"><text:p/></draw:path><draw:path draw:style-name="gr41" draw:text-style-name="P38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36" draw:style-name="gr1"><svg:title>TexMaths</svg:title><svg:desc>12§display§\frac{68}{9}§svg§600§FALSE§</svg:desc><draw:path draw:style-name="gr33" draw:text-style-name="P37" svg:width="0.375cm" svg:height="0.819cm" svg:x="0.022cm" svg:y="0.022cm" svg:viewBox="0 0 376 820" svg:d="M0 0c125 0 251 0 376 0 0 274 0 546 0 820-125 0-251 0-376 0 0-274 0-546 0-820z"><text:p/></draw:path><draw:path draw:style-name="gr34" draw:text-style-name="P38" svg:width="0.173cm" svg:height="0.29cm" svg:x="0.018cm" svg:y="0cm" svg:viewBox="0 0 174 291" svg:d="M37 143c0-4 0-7 0-11 0-107 53-121 74-121 10 0 28 2 37 17-6 0-23 0-23 19 0 13 10 19 19 19 7 0 19-4 19-20 0-26-18-46-52-46-55 0-111 54-111 148 0 113 48 143 88 143 47 0 86-40 86-96 0-53-37-94-84-94-29 0-44 22-53 42zM88 279c-27 0-40-26-42-33-8-19-8-53-8-60 0-33 14-76 52-76 6 0 25 0 39 27 7 16 7 37 7 58 0 20 0 40-7 56-12 25-32 28-41 28z"><text:p/></draw:path><draw:path draw:style-name="gr35" draw:text-style-name="P38" svg:width="0.173cm" svg:height="0.29cm" svg:x="0.227cm" svg:y="0cm" svg:viewBox="0 0 174 291" svg:d="M50 88c-19-12-20-27-20-34 0-25 26-43 57-43s57 21 57 51c0 24-17 45-42 59-18-11-35-23-52-33zM112 129c30-16 50-39 50-67 0-38-37-62-75-62-43 0-76 31-76 71 0 7 1 26 19 45 4 5 19 16 30 23-24 12-60 36-60 78 0 45 42 74 87 74 48 0 87-36 87-81 0-15-5-35-20-51-9-10-15-14-42-30zM70 145c17 11 33 22 51 34 12 8 32 20 32 47 0 30-32 53-66 53-37 0-67-27-67-62 0-25 14-51 50-72z"><text:p/></draw:path><draw:path draw:style-name="gr36" draw:text-style-name="P38" svg:width="0.419cm" svg:height="0.016cm" svg:x="0cm" svg:y="0.452cm" svg:viewBox="0 0 420 17" svg:d="M0 0c139 0 280 0 420 0 0 6 0 11 0 17-140 0-281 0-420 0 0-6 0-11 0-17z"><text:p/></draw:path><draw:path draw:style-name="gr37" draw:text-style-name="P38" svg:width="0.173cm" svg:height="0.29cm" svg:x="0.123cm" svg:y="0.572cm" svg:viewBox="0 0 174 291" svg:d="M137 148c0 3 0 8 0 13 0 98-43 118-68 118-8 0-31-2-41-15 18 0 21-13 21-20 0-13-9-19-19-19-7 0-19 3-19 20 0 29 23 46 59 46 54 0 104-58 104-148 0-114-48-143-85-143-23 0-43 8-61 28-18 18-28 36-28 67 0 53 37 95 84 95 27 0 43-18 53-42zM85 180c-7 0-26 0-39-26-8-16-8-38-8-58 0-23 0-43 9-59 12-20 28-26 42-26 19 0 34 14 41 33 5 14 6 40 6 59 0 36-15 77-51 77z"><text:p/></draw:path></draw:g></text:p>
      <text:p text:style-name="P17"><draw:g text:anchor-type="as-char" svg:y="-0.683cm" draw:z-index="37" draw:style-name="gr1"><svg:title>TexMaths</svg:title><svg:desc>12§display§\sigma (X) = \sqrt{V(X)}= \sqrt{\frac{68}{3}} = \frac{2\sqrt{17}}{3} \approx 2,7§svg§600§FALSE§</svg:desc><draw:path draw:style-name="gr2" draw:text-style-name="P37" svg:width="7.275cm" svg:height="0.966cm" svg:x="0.007cm" svg:y="0.021cm" svg:viewBox="0 0 7276 967" svg:d="M0 0c2425 0 4850 0 7276 0 0 323 0 644 0 967-2426 0-4851 0-7276 0 0-323 0-644 0-967z"><text:p/></draw:path><draw:path draw:style-name="gr3" draw:text-style-name="P38" svg:width="0.222cm" svg:height="0.185cm" svg:x="0.001cm" svg:y="0.497cm" svg:viewBox="0 0 223 186" svg:d="M203 24c6 0 20 0 20-14 0-10-8-10-15-10-33 0-65 0-98 0-63 0-110 70-110 119 0 37 25 67 64 67 50 0 105-52 105-116 0-8 0-28-13-46 16 0 31 0 47 0zM64 176c-21 0-38-15-38-45 0-12 5-47 21-72 17-29 43-35 56-35 36 0 40 28 40 41 0 20-9 54-23 75-17 25-40 36-56 36z"><text:p/></draw:path><draw:path draw:style-name="gr4" draw:text-style-name="P38" svg:width="0.097cm" svg:height="0.42cm" svg:x="0.283cm" svg:y="0.363cm" svg:viewBox="0 0 98 421" svg:d="M98 416c0-1 0-1-7-8-53-54-66-133-66-198 0-73 16-146 67-199 6-5 6-6 6-7 0-3-2-4-4-4-4 0-42 28-68 82-21 46-26 93-26 128 0 33 5 84 28 132 25 51 62 79 66 79 2 0 4-1 4-5z"><text:p/></draw:path><draw:path draw:style-name="gr5" draw:text-style-name="P38" svg:width="0.346cm" svg:height="0.287cm" svg:x="0.417cm" svg:y="0.391cm" svg:viewBox="0 0 347 288" svg:d="M193 115c-12-27-24-56-36-84-1-3-2-5-2-6 0-2 7-11 25-12 4 0 8-1 8-8 0-5-4-5-6-5-18 0-36 1-54 1-9 0-36-1-46-1-3 0-8 0-8 8 0 5 4 5 10 5 25 0 28 4 31 13 17 40 34 78 51 118-30 31-59 63-89 96-3 1-4 2-6 5-21 21-41 28-63 30-4 0-8 0-8 8 1 1 0 5 5 5 13 0 26-1 39-1 16 0 33 1 48 1 3 0 8 0 8-9 0-4-4-3-5-4-5 0-17-2-17-14 0-6 6-13 11-19 14-15 29-31 43-45 13-15 25-28 38-41 15 33 28 67 42 101 2 4 3 4 3 6 0 3-9 10-25 12-4 0-9 1-9 8 0 5 5 5 7 5 11 0 41-1 53-1 11 0 36 1 47 1 2 0 8 0 8-9 0-4-4-4-8-4-28 0-29-2-36-18-17-40-44-106-54-131 29-29 73-79 86-91 12-11 28-21 53-22 6 0 10 0 10-8-1-1 0-5-5-5-13 0-28 1-40 1-15 0-32-1-46-1-4 0-9 0-9 8 0 4 3 5 5 5 4 0 17 1 17 13 0 6-5 11-9 15-22 25-44 49-67 74z"><text:p/></draw:path><draw:path draw:style-name="gr6" draw:text-style-name="P38" svg:width="0.096cm" svg:height="0.42cm" svg:x="0.812cm" svg:y="0.363cm" svg:viewBox="0 0 97 421" svg:d="M97 210c0-33-5-84-27-131-26-53-62-79-66-79-3 0-4 1-4 4 0 1 0 2 7 9 42 42 66 109 66 197 0 72-15 146-68 199-5 6-5 6-5 7 0 3 1 5 4 5 4 0 42-29 67-83 21-45 26-92 26-128z"><text:p/></draw:path><draw:path draw:style-name="gr7" draw:text-style-name="P38" svg:width="0.279cm" svg:height="0.097cm" svg:x="1.093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8" draw:text-style-name="P38" svg:width="0.382cm" svg:height="0.504cm" svg:x="1.561cm" svg:y="0.28cm" svg:viewBox="0 0 383 505" svg:d="M132 505c13 0 13 1 18-7 77-161 154-322 230-481 3-6 3-6 3-9s-3-8-9-8c-4 0-7 5-8 8-73 151-145 303-218 454-30-70-59-139-89-209-19 14-40 30-59 46 2 1 4 3 6 6 10-9 20-16 30-23 32 74 64 148 96 223z"><text:p/></draw:path><draw:path draw:style-name="gr9" draw:text-style-name="P38" svg:width="1.05cm" svg:height="0.017cm" svg:x="1.935cm" svg:y="0.28cm" svg:viewBox="0 0 1051 18" svg:d="M0 0c350 0 701 0 1051 0 0 6 0 12 0 18-350 0-701 0-1051 0 0-6 0-12 0-18z"><text:p/></draw:path><draw:path draw:style-name="gr10" draw:text-style-name="P38" svg:width="0.3cm" svg:height="0.296cm" svg:x="1.959cm" svg:y="0.391cm" svg:viewBox="0 0 301 297" svg:d="M241 48c21-32 39-34 54-35 5 0 6-7 6-8 0-4-2-5-6-5-11 0-23 1-35 1-13 0-27-1-42-1-2 0-7 0-7 8 0 5 4 5 6 5 12 1 21 5 21 15 0 6-5 10-8 15-43 69-86 137-129 205-10-74-18-147-28-222 0-7 10-13 29-13 6 0 11 0 11-8 0-4-4-5-6-5-17 0-36 1-53 1-7 0-16 0-23 0-8 0-15-1-23-1-3 0-8 0-8 8 0 5 4 5 11 5 24 0 24 4 25 15 11 86 23 172 34 260 1 8 2 9 8 9s8-2 12-8c50-80 101-161 151-241z"><text:p/></draw:path><draw:path draw:style-name="gr11" draw:text-style-name="P38" svg:width="0.097cm" svg:height="0.42cm" svg:x="2.317cm" svg:y="0.363cm" svg:viewBox="0 0 98 421" svg:d="M98 416c0-1 0-1-7-8-53-54-66-133-66-198 0-73 16-146 67-199 6-5 6-6 6-7 0-3-2-4-4-4-4 0-42 28-68 82-20 46-26 93-26 128 0 33 5 84 28 132 26 51 62 79 66 79 2 0 4-1 4-5z"><text:p/></draw:path><draw:path draw:style-name="gr12" draw:text-style-name="P38" svg:width="0.346cm" svg:height="0.287cm" svg:x="2.451cm" svg:y="0.391cm" svg:viewBox="0 0 347 288" svg:d="M193 115c-12-27-24-56-36-84-1-3-2-5-2-6 0-2 7-11 25-12 5 0 8-1 8-8 0-5-4-5-6-5-18 0-36 1-52 1-11 0-38-1-48-1-3 0-8 0-8 8 0 5 4 5 10 5 25 0 28 4 31 13 17 40 34 78 51 118-30 31-59 63-89 96-3 1-4 2-6 5-21 21-41 28-63 30-4 0-8 0-8 8 1 1 0 5 5 5 13 0 26-1 39-1 16 0 33 1 48 1 3 0 8 0 8-9 0-4-4-3-5-4-4 0-17-2-17-14 0-6 6-13 11-19 14-15 29-31 43-45 13-15 25-28 38-41 15 33 28 67 42 101 3 4 3 4 3 6 0 3-9 10-25 12-4 0-9 1-9 8 0 5 5 5 7 5 12 0 41-1 53-1 11 0 36 1 47 1 2 0 8 0 8-9 0-4-4-4-8-4-28 0-29-2-36-18-17-40-44-106-54-131 29-29 73-79 86-91 12-11 28-21 53-22 6 0 10 0 10-8-1-1 0-5-5-5-13 0-26 1-40 1-15 0-32-1-46-1-3 0-9 0-9 8 0 4 3 5 5 5 4 0 17 1 17 13 0 6-5 11-7 15-23 25-46 49-69 74z"><text:p/></draw:path><draw:path draw:style-name="gr13" draw:text-style-name="P38" svg:width="0.096cm" svg:height="0.42cm" svg:x="2.846cm" svg:y="0.363cm" svg:viewBox="0 0 97 421" svg:d="M97 210c0-33-3-84-27-131-26-53-62-79-66-79-3 0-4 1-4 4 0 1 0 2 8 9 41 42 65 109 65 197 0 72-15 146-68 199-5 6-5 6-5 7 0 3 1 5 4 5 4 0 43-29 67-83 21-45 26-92 26-128z"><text:p/></draw:path><draw:path draw:style-name="gr14" draw:text-style-name="P38" svg:width="0.28cm" svg:height="0.097cm" svg:x="3.127cm" svg:y="0.523cm" svg:viewBox="0 0 281 98" svg:d="M266 17c6 0 15 0 15-9 0-8-9-8-15-8-84 0-169 0-253 0-5 0-13 0-13 8 0 9 8 9 14 9 84 0 168 0 252 0zM266 98c6 0 15 0 15-8s-9-8-15-8c-84 0-168 0-252 0-6 0-14 0-14 8s8 8 13 8c84 0 169 0 253 0z"><text:p/></draw:path><draw:path draw:style-name="gr15" draw:text-style-name="P38" svg:width="0.383cm" svg:height="1.009cm" svg:x="3.595cm" svg:y="0cm" svg:viewBox="0 0 384 1010" svg:d="M150 926h-1c-30-141-60-281-90-421-18 29-37 57-55 86-4 4-3 4-4 5 0 1 6 6 6 7 10-14 19-30 29-45 32 151 65 301 97 452 14 0 16 0 18-11 77-327 155-655 232-982 1-3 2-6 2-9 0-4-4-8-8-8-8 0-9 6-10 11-72 304-144 610-216 915z"><text:p/></draw:path><draw:path draw:style-name="gr16" draw:text-style-name="P38" svg:width="0.521cm" svg:height="0.016cm" svg:x="3.969cm" svg:y="0cm" svg:viewBox="0 0 522 17" svg:d="M0 0c174 0 348 0 522 0 0 6 0 11 0 17-174 0-348 0-522 0 0-6 0-11 0-17z"><text:p/></draw:path><draw:path draw:style-name="gr17" draw:text-style-name="P38" svg:width="0.174cm" svg:height="0.289cm" svg:x="4.036cm" svg:y="0.113cm" svg:viewBox="0 0 175 290" svg:d="M38 143c0-4 0-6 0-10 0-107 53-122 75-122 9 0 27 2 36 17-6 0-23 0-23 19 0 13 11 19 19 19 7 0 19-4 19-20 0-26-18-46-52-46-54 0-112 55-112 147 0 113 49 143 89 143 47 0 86-39 86-95 0-53-37-94-84-94-29 0-44 21-53 42zM89 278c-27 0-40-25-42-31-7-20-7-54-7-61 0-33 13-76 51-76 6 0 25 0 39 27 8 15 8 37 8 57 0 21 0 42-7 57-13 25-33 27-42 27z"><text:p/></draw:path><draw:path draw:style-name="gr18" draw:text-style-name="P38" svg:width="0.174cm" svg:height="0.289cm" svg:x="4.248cm" svg:y="0.113cm" svg:viewBox="0 0 175 290" svg:d="M52 89c-21-13-22-28-22-35 0-25 28-43 58-43 31 0 57 21 57 53 0 24-17 44-42 58-17-10-35-22-51-33zM113 128c30-15 50-37 50-64 0-40-37-64-75-64-42 0-76 31-76 71 0 7 0 26 18 47 5 4 20 15 31 22-25 12-61 36-61 77 0 46 43 73 88 73 48 0 87-35 87-80 0-15-5-34-20-52-9-8-16-13-42-30zM71 146c17 11 35 22 51 33 12 8 32 21 32 46 0 32-32 53-66 53-36 0-66-26-66-61 0-24 13-52 49-71z"><text:p/></draw:path><draw:path draw:style-name="gr19" draw:text-style-name="P38" svg:width="0.42cm" svg:height="0.016cm" svg:x="4.02cm" svg:y="0.563cm" svg:viewBox="0 0 421 17" svg:d="M0 0c140 0 281 0 421 0 0 6 0 11 0 17-140 0-281 0-421 0 0-6 0-11 0-17z"><text:p/></draw:path><draw:path draw:style-name="gr20" draw:text-style-name="P38" svg:width="0.174cm" svg:height="0.289cm" svg:x="4.142cm" svg:y="0.685cm" svg:viewBox="0 0 175 290" svg:d="M104 132c35-11 60-41 60-74 0-34-37-58-78-58-43 0-74 25-74 58 0 13 10 21 22 21 13 0 21-9 21-21 0-21-20-21-26-21 13-21 41-26 56-26 17 0 40 8 40 47 0 4 0 30-12 48-12 20-27 21-37 21-4 1-14 1-17 1-3 2-6 2-6 6 0 5 3 5 11 5 6 0 12 0 18 0 34 0 50 28 50 70 0 57-29 69-48 69-18 0-49-7-65-32 16 2 29-7 29-23s-12-24-24-24c-10 0-24 6-24 25 0 37 40 66 85 66 52 0 90-38 90-81 0-35-26-67-71-77z"><text:p/></draw:path><draw:path draw:style-name="gr21" draw:text-style-name="P38" svg:width="0.279cm" svg:height="0.097cm" svg:x="4.633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22" draw:text-style-name="P38" svg:width="0.167cm" svg:height="0.28cm" svg:x="5.126cm" svg:y="0.113cm" svg:viewBox="0 0 168 281" svg:d="M32 248c15-14 30-29 45-43 66-58 91-80 91-122 0-48-38-83-90-83-47 0-78 40-78 77 0 24 20 24 22 24 7 0 21-6 21-23 0-11-7-22-21-22-4 0-5 0-6 0 9-27 32-43 57-43 39 0 57 35 57 70 0 33-22 66-45 92-27 30-54 60-81 90-4 5-4 6-4 16 52 0 104 0 156 0 4-26 8-50 12-74-4 0-7 0-11 0-2 14-5 32-9 39-3 2-30 2-40 2-25 0-50 0-76 0z"><text:p/></draw:path><draw:path draw:style-name="gr23" draw:text-style-name="P38" svg:width="0.328cm" svg:height="0.42cm" svg:x="5.346cm" svg:y="0.028cm" svg:viewBox="0 0 329 421" svg:d="M133 377c-24-56-49-111-73-165-4-6-6-6-7-6-3 1-3 0-7 4-14 9-27 19-40 30-6 3-6 6-6 7s1 4 5 4c2 0 9-5 14-9 3-2 9-7 13-11 28 60 56 122 83 183 4 7 5 7 10 7 6 0 7-2 9-8 64-132 129-264 192-396 3-6 2-6 3-9 0-4-3-8-9-8-2 0-6 2-9 8-59 123-119 245-178 369z"><text:p/></draw:path><draw:path draw:style-name="gr24" draw:text-style-name="P38" svg:width="0.42cm" svg:height="0.016cm" svg:x="5.667cm" svg:y="0.028cm" svg:viewBox="0 0 421 17" svg:d="M0 0c140 0 281 0 421 0 0 6 0 11 0 17-140 0-281 0-421 0 0-6 0-11 0-17z"><text:p/></draw:path><draw:path draw:style-name="gr25" draw:text-style-name="P38" svg:width="0.138cm" svg:height="0.28cm" svg:x="5.704cm" svg:y="0.113cm" svg:viewBox="0 0 139 281" svg:d="M86 12c0-11 0-12-9-12-27 28-64 28-77 28 0 4 0 8 0 13 8 0 34 0 55-11 0 73 0 145 0 218 0 15-1 19-39 19-5 0-9 0-14 0 0 4 0 9 0 14 15-2 52-2 69-2s53 0 68 2c0-5 0-10 0-14-5 0-8 0-13 0-38 0-40-3-40-19 0-79 0-157 0-236z"><text:p/></draw:path><draw:path draw:style-name="gr26" draw:text-style-name="P38" svg:width="0.18cm" svg:height="0.293cm" svg:x="5.901cm" svg:y="0.108cm" svg:viewBox="0 0 181 294" svg:d="M178 28c3-5 3-5 3-15-35 0-68 0-103 0-52 0-52-5-54-13-4 0-6 0-10 0-4 29-9 58-14 86 4 0 7 0 11 0 1-6 5-32 9-38 4-2 36-2 42-2 29 0 59 0 88 0-5 7-38 52-48 67-37 56-52 115-52 158 0 4 0 23 20 23 19 0 19-19 19-23 0-7 0-14 0-22 0-22 1-46 5-69 2-10 8-46 26-72 19-26 38-54 58-80z"><text:p/></draw:path><draw:path draw:style-name="gr27" draw:text-style-name="P38" svg:width="0.983cm" svg:height="0.016cm" svg:x="5.104cm" svg:y="0.563cm" svg:viewBox="0 0 984 17" svg:d="M0 0c328 0 656 0 984 0 0 6 0 11 0 17-328 0-656 0-984 0 0-6 0-11 0-17z"><text:p/></draw:path><draw:path draw:style-name="gr28" draw:text-style-name="P38" svg:width="0.174cm" svg:height="0.289cm" svg:x="5.509cm" svg:y="0.685cm" svg:viewBox="0 0 175 290" svg:d="M104 132c35-11 59-41 59-74 0-34-37-58-77-58-43 0-75 25-75 58 0 13 9 21 21 21 14 0 22-9 22-21 0-21-19-21-26-21 13-21 42-26 56-26 18 0 41 8 41 47 0 4-1 30-12 48-12 20-27 21-37 21-4 1-14 1-17 1-4 2-6 2-6 6 0 5 2 5 9 5 6 0 14 0 20 0 34 0 50 28 50 70 0 57-30 69-48 69s-50-7-65-32c15 2 28-7 28-23s-11-24-23-24c-11 0-24 6-24 25 0 37 40 66 85 66 52 0 90-38 90-81 0-35-26-67-71-77z"><text:p/></draw:path><draw:path draw:style-name="gr29" draw:text-style-name="P38" svg:width="0.28cm" svg:height="0.179cm" svg:x="6.279cm" svg:y="0.474cm" svg:viewBox="0 0 281 180" svg:d="M281 13c0-8-3-12-5-12s-6 1-6 11c-2 29-31 47-59 47-25 0-45-13-67-28-23-15-46-31-73-31-40 0-71 30-71 70 0 8 4 12 6 12 4 0 6-9 6-10 2-35 36-48 59-48 24 0 45 13 67 28 23 15 46 30 73 30 39 0 70-29 70-69zM281 112c0-12-4-9-5-12-2 0-6 1-6 10-2 29-31 47-59 47-25 0-45-13-67-29-23-14-46-30-73-30-40 0-71 30-71 69 0 9 4 13 6 13 4 0 6-9 6-10 2-36 36-48 59-48 24 0 45 14 67 28 23 15 46 30 73 30 40 0 70-31 70-68z"><text:p/></draw:path><draw:path draw:style-name="gr30" draw:text-style-name="P38" svg:width="0.167cm" svg:height="0.28cm" svg:x="6.722cm" svg:y="0.398cm" svg:viewBox="0 0 168 281" svg:d="M32 248c16-14 30-29 46-43 65-59 90-81 90-123 0-48-37-82-89-82-48 0-79 38-79 77 0 23 22 23 23 23 7 0 21-5 21-22 0-11-7-23-21-23-4 0-5 0-6 1 9-27 32-43 56-43 39 0 57 34 57 69 0 33-21 67-44 93-27 30-54 60-81 90-5 5-5 6-5 16 53 0 104 0 157 0 4-26 7-50 11-74-4 0-6 0-10 0-2 12-6 32-9 38-4 3-31 3-40 3-25 0-51 0-77 0z"><text:p/></draw:path><draw:path draw:style-name="gr31" draw:text-style-name="P38" svg:width="0.048cm" svg:height="0.125cm" svg:x="6.949cm" svg:y="0.633cm" svg:viewBox="0 0 49 126" svg:d="M49 44c0-28-11-44-27-44-14 0-22 11-22 22 0 12 8 22 22 22 4 0 10-1 15-6 1 0 1-1 1-1 2 0 2 1 2 7 0 32-15 57-29 70-5 5-5 6-5 7 0 3 2 5 5 5 5 0 38-32 38-82z"><text:p/></draw:path><draw:path draw:style-name="gr32" draw:text-style-name="P38" svg:width="0.18cm" svg:height="0.293cm" svg:x="7.123cm" svg:y="0.395cm" svg:viewBox="0 0 181 294" svg:d="M178 28c3-5 3-6 3-15-33 0-68 0-102 0-51 0-53-6-54-13-3 0-7 0-11 0-4 29-9 58-14 86 4 0 7 0 11 0 1-7 5-33 11-38 2-2 36-2 40-2 29 0 59 0 88 0-5 6-38 52-47 66-38 57-53 116-53 158 0 5 0 24 21 24 19 0 19-19 19-24 0-7 0-15 0-22 0-23 1-45 5-68 1-10 7-46 25-72 19-26 38-54 58-80z"><text:p/></draw:path></draw:g></text:p>
      <text:p text:style-name="P17"/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36">(x-E(X))²</text:p>
          </table:table-cell>
          <table:table-cell table:style-name="Tableau3.A1" office:value-type="string">
            <text:p text:style-name="P30"><draw:g text:anchor-type="as-char" svg:y="-0.566cm" draw:z-index="27" draw:style-name="gr1"><svg:title>TexMaths</svg:title><svg:desc>12§display§\frac{100}{3}§svg§600§FALSE§</svg:desc><draw:path draw:style-name="gr287" draw:text-style-name="P37" svg:width="0.588cm" svg:height="0.82cm" svg:x="0.022cm" svg:y="0.022cm" svg:viewBox="0 0 589 821" svg:d="M0 0c196 0 393 0 589 0 0 274 0 547 0 821-196 0-393 0-589 0 0-274 0-547 0-821z"><text:p/></draw:path><draw:path draw:style-name="gr288" draw:text-style-name="P38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289" draw:text-style-name="P38" svg:width="0.177cm" svg:height="0.29cm" svg:x="0.228cm" svg:y="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290" draw:text-style-name="P38" svg:width="0.177cm" svg:height="0.29cm" svg:x="0.438cm" svg:y="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291" draw:text-style-name="P38" svg:width="0.631cm" svg:height="0.016cm" svg:x="0.001cm" svg:y="0.452cm" svg:viewBox="0 0 632 17" svg:d="M0 0c210 0 422 0 632 0 0 6 0 11 0 17-210 0-422 0-632 0 0-6 0-11 0-17z"><text:p/></draw:path><draw:path draw:style-name="gr292" draw:text-style-name="P38" svg:width="0.174cm" svg:height="0.29cm" svg:x="0.229cm" svg:y="0.574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/text:p>
          </table:table-cell>
          <table:table-cell table:style-name="Tableau3.A1" office:value-type="string">
            <text:p text:style-name="P30"><draw:g text:anchor-type="as-char" svg:y="-0.572cm" draw:z-index="28" draw:style-name="gr1"><svg:title>TexMaths</svg:title><svg:desc>12§display§\frac{4}{9}§svg§600§FALSE§</svg:desc><draw:path draw:style-name="gr293" draw:text-style-name="P37" svg:width="0.165cm" svg:height="0.823cm" svg:x="0.022cm" svg:y="0.021cm" svg:viewBox="0 0 166 824" svg:d="M0 0c55 0 111 0 166 0 0 275 0 550 0 824-55 0-111 0-166 0 0-274 0-549 0-824z"><text:p/></draw:path><draw:path draw:style-name="gr294" draw:text-style-name="P38" svg:width="0.184cm" svg:height="0.285cm" svg:x="0.012cm" svg:y="0.001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295" draw:text-style-name="P38" svg:width="0.208cm" svg:height="0.016cm" svg:x="0cm" svg:y="0.457cm" svg:viewBox="0 0 209 17" svg:d="M0 0c70 0 139 0 209 0 0 6 0 11 0 17-70 0-139 0-209 0 0-6 0-11 0-17z"><text:p/></draw:path><draw:path draw:style-name="gr296" draw:text-style-name="P38" svg:width="0.172cm" svg:height="0.289cm" svg:x="0.018cm" svg:y="0.578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/text:p>
          </table:table-cell>
          <table:table-cell table:style-name="Tableau3.D1" office:value-type="string">
            <text:p text:style-name="P30"><draw:g text:anchor-type="as-char" svg:y="-0.566cm" draw:z-index="29" draw:style-name="gr1"><svg:title>TexMaths</svg:title><svg:desc>12§display§\frac{196}{9}§svg§600§FALSE§</svg:desc><draw:path draw:style-name="gr297" draw:text-style-name="P37" svg:width="0.588cm" svg:height="0.82cm" svg:x="0.022cm" svg:y="0.022cm" svg:viewBox="0 0 589 821" svg:d="M0 0c196 0 393 0 589 0 0 274 0 547 0 821-196 0-393 0-589 0 0-274 0-547 0-821z"><text:p/></draw:path><draw:path draw:style-name="gr298" draw:text-style-name="P38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299" draw:text-style-name="P38" svg:width="0.174cm" svg:height="0.29cm" svg:x="0.229cm" svg:y="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300" draw:text-style-name="P38" svg:width="0.174cm" svg:height="0.29cm" svg:x="0.439cm" svg:y="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301" draw:text-style-name="P38" svg:width="0.631cm" svg:height="0.016cm" svg:x="0.001cm" svg:y="0.452cm" svg:viewBox="0 0 632 17" svg:d="M0 0c210 0 422 0 632 0 0 6 0 11 0 17-210 0-422 0-632 0 0-6 0-11 0-17z"><text:p/></draw:path><draw:path draw:style-name="gr302" draw:text-style-name="P38" svg:width="0.174cm" svg:height="0.29cm" svg:x="0.229cm" svg:y="0.574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/text:p>
          </table:table-cell>
        </table:table-row>
        <table:table-row>
          <table:table-cell table:style-name="Tableau3.A2" office:value-type="string">
            <text:p text:style-name="P36">x-E(X)</text:p>
          </table:table-cell>
          <table:table-cell table:style-name="Tableau3.A2" office:value-type="string">
            <text:p text:style-name="P30"><draw:g text:anchor-type="as-char" svg:y="-0.566cm" draw:z-index="24" draw:style-name="gr1"><svg:title>TexMaths</svg:title><svg:desc>12§display§-\frac{10}{3}§svg§600§FALSE§</svg:desc><draw:path draw:style-name="gr303" draw:text-style-name="P37" svg:width="0.753cm" svg:height="0.82cm" svg:x="0.001cm" svg:y="0.022cm" svg:viewBox="0 0 754 821" svg:d="M0 0c252 0 503 0 754 0 0 274 0 547 0 821-251 0-502 0-754 0 0-274 0-547 0-821z"><text:p/></draw:path><draw:path draw:style-name="gr304" draw:text-style-name="P38" svg:width="0.257cm" svg:height="0.016cm" svg:x="0.014cm" svg:y="0.452cm" svg:viewBox="0 0 258 17" svg:d="M242 17c7 0 16 0 16-9 0-8-9-8-16-8-75 0-151 0-226 0-8 0-16 0-16 8 0 9 8 9 16 9 75 0 151 0 226 0z"><text:p/></draw:path><draw:path draw:style-name="gr305" draw:text-style-name="P38" svg:width="0.138cm" svg:height="0.28cm" svg:x="0.393cm" svg:y="0.001cm" svg:viewBox="0 0 139 281" svg:d="M86 11c0-10 0-11-9-11-27 28-63 28-77 28 0 4 0 8 0 13 8 0 34 0 55-12 0 73 0 145 0 219 0 15-1 20-38 20-5 0-10 0-15 0 0 4 0 8 0 13 16-1 52-1 69-1s54 0 68 1c0-5 0-9 0-13-5 0-8 0-13 0-38 0-40-5-40-20 0-80 0-158 0-237z"><text:p/></draw:path><draw:path draw:style-name="gr306" draw:text-style-name="P38" svg:width="0.177cm" svg:height="0.29cm" svg:x="0.583cm" svg:y="0.001cm" svg:viewBox="0 0 178 291" svg:d="M178 147c0-34-3-69-17-99-19-41-54-48-72-48-25 0-57 11-73 50-14 29-16 63-16 97 0 31 2 69 19 101 18 34 49 43 70 43 23 0 54-10 73-50 13-28 16-62 16-94zM89 281c-17 0-42-11-49-52-5-25-5-63-5-88 0-27 0-54 3-77 9-51 40-54 51-54 13 0 41 7 49 49 5 24 5 55 5 82 0 32 0 61-5 87-6 40-30 53-49 53z"><text:p/></draw:path><draw:path draw:style-name="gr307" draw:text-style-name="P38" svg:width="0.419cm" svg:height="0.016cm" svg:x="0.357cm" svg:y="0.452cm" svg:viewBox="0 0 420 17" svg:d="M0 0c140 0 281 0 420 0 0 6 0 11 0 17-139 0-280 0-420 0 0-6 0-11 0-17z"><text:p/></draw:path><draw:path draw:style-name="gr308" draw:text-style-name="P38" svg:width="0.174cm" svg:height="0.29cm" svg:x="0.478cm" svg:y="0.574cm" svg:viewBox="0 0 175 291" svg:d="M104 133c35-12 60-42 60-74 0-35-37-59-78-59-42 0-74 25-74 58 0 14 10 21 22 21 13 0 21-8 21-21 0-21-20-21-26-21 13-20 41-26 56-26 17 0 40 9 40 47 0 6 0 30-12 48-12 20-27 21-37 23-4 0-14 1-16 1-4 0-7 0-7 5 0 4 3 4 11 4 6 0 12 0 18 0 34 0 50 29 50 70 0 58-29 70-48 70-18 0-49-7-64-33 15 3 28-7 28-23 0-15-12-24-24-24-10 0-24 6-24 26 0 38 40 66 85 66 52 0 90-39 90-82 0-35-26-67-71-76z"><text:p/></draw:path></draw:g></text:p>
          </table:table-cell>
          <table:table-cell table:style-name="Tableau3.A2" office:value-type="string">
            <text:p text:style-name="P30"><draw:g text:anchor-type="as-char" svg:y="-0.57cm" draw:z-index="25" draw:style-name="gr1"><svg:title>TexMaths</svg:title><svg:desc>12§display§\frac{2}{3}§svg§600§FALSE§</svg:desc><draw:path draw:style-name="gr309" draw:text-style-name="P37" svg:width="0.165cm" svg:height="0.819cm" svg:x="0.022cm" svg:y="0.022cm" svg:viewBox="0 0 166 820" svg:d="M0 0c55 0 111 0 166 0 0 274 0 546 0 820-55 0-111 0-166 0 0-274 0-546 0-820z"><text:p/></draw:path><draw:path draw:style-name="gr310" draw:text-style-name="P38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311" draw:text-style-name="P38" svg:width="0.208cm" svg:height="0.016cm" svg:x="0cm" svg:y="0.452cm" svg:viewBox="0 0 209 17" svg:d="M0 0c70 0 139 0 209 0 0 6 0 11 0 17-70 0-139 0-209 0 0-6 0-11 0-17z"><text:p/></draw:path><draw:path draw:style-name="gr312" draw:text-style-name="P38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D2" office:value-type="string">
            <text:p text:style-name="P30"><draw:g text:anchor-type="as-char" svg:y="-0.572cm" draw:z-index="26" draw:style-name="gr1"><svg:title>TexMaths</svg:title><svg:desc>12§display§\frac{14}{3}§svg§600§FALSE§</svg:desc><draw:path draw:style-name="gr313" draw:text-style-name="P37" svg:width="0.375cm" svg:height="0.823cm" svg:x="0.022cm" svg:y="0.021cm" svg:viewBox="0 0 376 824" svg:d="M0 0c125 0 251 0 376 0 0 275 0 550 0 824-125 0-251 0-376 0 0-274 0-549 0-824z"><text:p/></draw:path><draw:path draw:style-name="gr314" draw:text-style-name="P38" svg:width="0.138cm" svg:height="0.28cm" svg:x="0.037cm" svg:y="0.004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315" draw:text-style-name="P38" svg:width="0.185cm" svg:height="0.285cm" svg:x="0.221cm" svg:y="0.001cm" svg:viewBox="0 0 186 286" svg:d="M112 216c0 12 0 24 0 36 0 16-1 20-33 20-3 0-6 0-8 0 0 4 0 9 0 14 17-2 38-2 56-2s40 0 58 2c0-5 0-10 0-14-3 0-7 0-10 0-30 0-31-4-31-20 0-12 0-24 0-36 13 0 28 0 42 0 0-5 0-10 0-13-14 0-29 0-42 0 0-64 0-129 0-192 0-9 0-11-7-11-4 0-5 0-8 5-44 66-86 132-129 198 0 3 0 8 0 13 37 0 75 0 112 0zM114 203c-35 0-68 0-102 0 34-53 67-105 102-157 0 52 0 104 0 157z"><text:p/></draw:path><draw:path draw:style-name="gr316" draw:text-style-name="P38" svg:width="0.419cm" svg:height="0.016cm" svg:x="0cm" svg:y="0.456cm" svg:viewBox="0 0 420 17" svg:d="M0 0c139 0 280 0 420 0 0 6 0 11 0 17-140 0-281 0-420 0 0-6 0-11 0-17z"><text:p/></draw:path><draw:path draw:style-name="gr317" draw:text-style-name="P38" svg:width="0.173cm" svg:height="0.289cm" svg:x="0.123cm" svg:y="0.578cm" svg:viewBox="0 0 174 290" svg:d="M105 133c34-12 58-41 58-74 0-35-37-59-76-59-44 0-75 25-75 58 0 14 8 21 22 21 12 0 20-8 20-21 0-21-19-21-25-21 13-20 41-26 55-26 18 0 41 9 41 47 0 6-1 30-12 49-13 19-26 20-37 21-4 0-13 2-17 2s-6 1-6 4c0 5 2 5 10 5 6 0 12 0 19 0 33 0 49 29 49 70 0 57-29 69-47 69s-49-7-65-32c16 2 28-6 28-23 0-14-11-24-23-24-11 0-24 6-24 25 0 39 40 66 85 66 52 0 89-38 89-81 0-35-26-67-69-76z"><text:p/></draw:path></draw:g></text:p>
          </table:table-cell>
        </table:table-row>
        <table:table-row>
          <table:table-cell table:style-name="Tableau3.A2" office:value-type="string">
            <text:p text:style-name="P33">x</text:p>
          </table:table-cell>
          <table:table-cell table:style-name="Tableau3.A2" office:value-type="string">
            <text:p text:style-name="P33">-<text:span text:style-name="T4">3</text:span></text:p>
          </table:table-cell>
          <table:table-cell table:style-name="Tableau3.A2" office:value-type="string">
            <text:p text:style-name="P35">4</text:p>
          </table:table-cell>
          <table:table-cell table:style-name="Tableau3.D2" office:value-type="string">
            <text:p text:style-name="P35">5</text:p>
          </table:table-cell>
        </table:table-row>
        <table:table-row>
          <table:table-cell table:style-name="Tableau3.A2" office:value-type="string">
            <text:p text:style-name="P33">P(X = x)</text:p>
          </table:table-cell>
          <table:table-cell table:style-name="Tableau3.A2" office:value-type="string">
            <text:p text:style-name="P8"><draw:g text:anchor-type="as-char" svg:y="-0.57cm" draw:z-index="21" draw:style-name="gr1"><svg:title>TexMaths</svg:title><svg:desc>12§display§\frac{1}{3}§svg§600§FALSE§</svg:desc><draw:path draw:style-name="gr318" draw:text-style-name="P37" svg:width="0.165cm" svg:height="0.819cm" svg:x="0.022cm" svg:y="0.022cm" svg:viewBox="0 0 166 820" svg:d="M0 0c55 0 111 0 166 0 0 274 0 546 0 820-55 0-111 0-166 0 0-274 0-546 0-820z"><text:p/></draw:path><draw:path draw:style-name="gr319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20" draw:text-style-name="P38" svg:width="0.208cm" svg:height="0.016cm" svg:x="0cm" svg:y="0.452cm" svg:viewBox="0 0 209 17" svg:d="M0 0c70 0 139 0 209 0 0 6 0 11 0 17-70 0-139 0-209 0 0-6 0-11 0-17z"><text:p/></draw:path><draw:path draw:style-name="gr321" draw:text-style-name="P38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A2" office:value-type="string">
            <text:p text:style-name="P8"><draw:g text:anchor-type="as-char" svg:y="-0.561cm" draw:z-index="22" draw:style-name="gr1"><svg:title>TexMaths</svg:title><svg:desc>12§display§ \frac{1}{2}§svg§600§FALSE§</svg:desc><draw:path draw:style-name="gr322" draw:text-style-name="P37" svg:width="0.165cm" svg:height="0.81cm" svg:x="0.022cm" svg:y="0.022cm" svg:viewBox="0 0 166 811" svg:d="M0 0c55 0 111 0 166 0 0 270 0 540 0 811-55 0-111 0-166 0 0-271 0-541 0-811z"><text:p/></draw:path><draw:path draw:style-name="gr323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24" draw:text-style-name="P38" svg:width="0.208cm" svg:height="0.016cm" svg:x="0cm" svg:y="0.45cm" svg:viewBox="0 0 209 17" svg:d="M0 0c70 0 139 0 209 0 0 6 0 11 0 17-70 0-139 0-209 0 0-6 0-11 0-17z"><text:p/></draw:path><draw:path draw:style-name="gr325" draw:text-style-name="P38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3.D2" office:value-type="string">
            <text:p text:style-name="P10"><draw:g text:anchor-type="as-char" svg:y="-0.57cm" draw:z-index="23" draw:style-name="gr1"><svg:title>TexMaths</svg:title><svg:desc>12§display§\frac{1}{6}§svg§600§FALSE§</svg:desc><draw:path draw:style-name="gr326" draw:text-style-name="P37" svg:width="0.165cm" svg:height="0.819cm" svg:x="0.022cm" svg:y="0.022cm" svg:viewBox="0 0 166 820" svg:d="M0 0c55 0 111 0 166 0 0 274 0 546 0 820-55 0-111 0-166 0 0-274 0-546 0-820z"><text:p/></draw:path><draw:path draw:style-name="gr327" draw:text-style-name="P38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28" draw:text-style-name="P38" svg:width="0.208cm" svg:height="0.016cm" svg:x="0cm" svg:y="0.452cm" svg:viewBox="0 0 209 17" svg:d="M0 0c70 0 139 0 209 0 0 6 0 11 0 17-70 0-139 0-209 0 0-6 0-11 0-17z"><text:p/></draw:path><draw:path draw:style-name="gr329" draw:text-style-name="P38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20"/>
      <text:p text:style-name="P18"/>
      <text:p text:style-name="P19">Ex4</text:p>
      <text:p text:style-name="P21"><text:span text:style-name="T5">1)</text:span><text:span text:style-name="T14">def</text:span><text:span text:style-name="T7"> </text:span><text:span text:style-name="T9">esperence</text:span><text:span text:style-name="T7">(</text:span><text:span text:style-name="T14">V</text:span><text:span text:style-name="T7">, </text:span><text:span text:style-name="T14">P</text:span><text:span text:style-name="T7">):</text:span></text:p>
      <text:p text:style-name="P22"><text:span text:style-name="T6"><text:tab/>somme </text:span><text:span text:style-name="T10">=</text:span><text:span text:style-name="T6"> </text:span><text:span text:style-name="T12">0</text:span></text:p>
      <text:p text:style-name="P22"><text:span text:style-name="T10"><text:tab/>for</text:span><text:span text:style-name="T6"> i </text:span><text:span text:style-name="T10">in</text:span><text:span text:style-name="T6"> </text:span>range<text:span text:style-name="T6">(</text:span><text:span text:style-name="T8">len</text:span><text:span text:style-name="T6">(</text:span>V<text:span text:style-name="T6">)):</text:span></text:p>
      <text:p text:style-name="P22"><text:span text:style-name="T6"><text:tab/><text:tab/>somme </text:span><text:span text:style-name="T10">+=</text:span><text:span text:style-name="T6"> </text:span>V<text:span text:style-name="T6">[i]</text:span><text:span text:style-name="T10">*</text:span>P<text:span text:style-name="T6">[i]</text:span></text:p>
      <text:p text:style-name="P22"><text:span text:style-name="T10"><text:tab/>return</text:span><text:span text:style-name="T6"> somme</text:span></text:p>
      <text:p text:style-name="P18"/>
      <text:p text:style-name="P18"/>
      <text:p text:style-name="P21"><text:span text:style-name="T5">2) </text:span><text:span text:style-name="T14">def</text:span><text:span text:style-name="T7"> </text:span><text:span text:style-name="T9">variance</text:span><text:span text:style-name="T7">(</text:span><text:span text:style-name="T14">V</text:span><text:span text:style-name="T7">, </text:span><text:span text:style-name="T14">P</text:span><text:span text:style-name="T7">):</text:span></text:p>
      <text:p text:style-name="P22"><text:span text:style-name="T6"><text:tab/>m </text:span><text:span text:style-name="T10">=</text:span><text:span text:style-name="T6"> </text:span><text:span text:style-name="T8">esperence</text:span><text:span text:style-name="T6">(</text:span>V<text:span text:style-name="T6">,</text:span>P<text:span text:style-name="T6">)</text:span></text:p>
      <text:p text:style-name="P22"><text:span text:style-name="T6"><text:tab/>somme </text:span><text:span text:style-name="T10">=</text:span><text:span text:style-name="T6"> </text:span><text:span text:style-name="T12">0</text:span></text:p>
      <text:p text:style-name="P22"><text:span text:style-name="T10"><text:tab/>for</text:span><text:span text:style-name="T6"> i </text:span><text:span text:style-name="T10">in</text:span><text:span text:style-name="T6"> </text:span>range<text:span text:style-name="T6">(</text:span><text:span text:style-name="T8">len</text:span><text:span text:style-name="T6">(</text:span>V<text:span text:style-name="T6">)):</text:span></text:p>
      <text:p text:style-name="P22"><text:span text:style-name="T6"><text:tab/><text:tab/>somme </text:span><text:span text:style-name="T10">+=</text:span><text:span text:style-name="T6"> </text:span>P<text:span text:style-name="T6">[i]</text:span><text:span text:style-name="T10">*</text:span><text:span text:style-name="T6">(</text:span>V<text:span text:style-name="T6">[i]</text:span><text:span text:style-name="T10">-</text:span><text:span text:style-name="T6">m)</text:span><text:span text:style-name="T10">**</text:span><text:span text:style-name="T12">2</text:span></text:p>
      <text:p text:style-name="P22"><text:span text:style-name="T10"><text:tab/>return</text:span><text:span text:style-name="T6"> somme</text:span></text:p>
      <text:p text:style-name="P22"><text:span text:style-name="T6"/></text:p>
      <text:p text:style-name="P23">def<text:span text:style-name="T6"> </text:span><text:span text:style-name="T8">ecart_type</text:span><text:span text:style-name="T6">(</text:span>V<text:span text:style-name="T6">, </text:span>P<text:span text:style-name="T6">):</text:span></text:p>
      <text:p text:style-name="P22"><text:span text:style-name="T10"><text:tab/>return</text:span><text:span text:style-name="T6"> </text:span><text:span text:style-name="T8">variance</text:span><text:span text:style-name="T6">(</text:span>V<text:span text:style-name="T6">,</text:span>P<text:span text:style-name="T6">)</text:span><text:span text:style-name="T10">**</text:span><text:span text:style-name="T12">0.5</text:span>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6:28:03.260980614</meta:creation-date>
    <dc:date>2023-11-06T17:28:28.980362642</dc:date>
    <meta:editing-duration>PT1H21S</meta:editing-duration>
    <meta:editing-cycles>10</meta:editing-cycles>
    <meta:generator>LibreOffice/7.6.2.1$Linux_X86_64 LibreOffice_project/60$Build-1</meta:generator>
    <meta:document-statistic meta:table-count="3" meta:image-count="0" meta:object-count="0" meta:page-count="3" meta:paragraph-count="85" meta:word-count="454" meta:character-count="2254" meta:non-whitespace-character-count="1838"/>
  </office:meta>
</office:document-meta>
</file>